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20000015F791A39C6B6C562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bfafc"/>
    </style:style>
    <style:style style:name="gr3" style:family="graphic" style:parent-style-name="standard">
      <style:graphic-properties draw:stroke="none" draw:fill="solid" draw:fill-color="#faf9fc"/>
    </style:style>
    <style:style style:name="gr4" style:family="graphic" style:parent-style-name="standard">
      <style:graphic-properties draw:stroke="none" draw:fill="solid" draw:fill-color="#f7f6fa"/>
    </style:style>
    <style:style style:name="gr5" style:family="graphic" style:parent-style-name="standard">
      <style:graphic-properties draw:stroke="none" draw:fill="solid" draw:fill-color="#f6f5f9"/>
    </style:style>
    <style:style style:name="gr6" style:family="graphic" style:parent-style-name="standard">
      <style:graphic-properties draw:stroke="none" draw:fill="solid" draw:fill-color="#f6f4f9"/>
    </style:style>
    <style:style style:name="gr7" style:family="graphic" style:parent-style-name="standard">
      <style:graphic-properties draw:stroke="none" draw:fill="solid" draw:fill-color="#f5f4f9"/>
    </style:style>
    <style:style style:name="gr8" style:family="graphic" style:parent-style-name="standard">
      <style:graphic-properties draw:stroke="none" draw:fill="solid" draw:fill-color="#f8f6fa"/>
    </style:style>
    <style:style style:name="gr9" style:family="graphic" style:parent-style-name="standard">
      <style:graphic-properties draw:stroke="none" draw:fill="solid" draw:fill-color="#f8f7fa"/>
    </style:style>
    <style:style style:name="gr10" style:family="graphic" style:parent-style-name="standard">
      <style:graphic-properties draw:stroke="none" draw:fill="solid" draw:fill-color="#fcfbfd"/>
    </style:style>
    <style:style style:name="gr11" style:family="graphic" style:parent-style-name="standard">
      <style:graphic-properties draw:stroke="none" draw:fill="solid" draw:fill-color="#faf8fb"/>
    </style:style>
    <style:style style:name="gr12" style:family="graphic" style:parent-style-name="standard">
      <style:graphic-properties draw:stroke="none" draw:fill="solid" draw:fill-color="#f9f7fb"/>
    </style:style>
    <style:style style:name="gr13" style:family="graphic" style:parent-style-name="standard">
      <style:graphic-properties draw:stroke="none" draw:fill="solid" draw:fill-color="#f8f7fb"/>
    </style:style>
    <style:style style:name="gr14" style:family="graphic" style:parent-style-name="standard">
      <style:graphic-properties draw:stroke="none" draw:fill="solid" draw:fill-color="#f9f8fb"/>
    </style:style>
    <style:style style:name="gr15" style:family="graphic" style:parent-style-name="standard">
      <style:graphic-properties draw:stroke="none" draw:fill="solid" draw:fill-color="#f7f5fa"/>
    </style:style>
    <style:style style:name="gr16" style:family="graphic" style:parent-style-name="standard">
      <style:graphic-properties draw:stroke="none" draw:fill="solid" draw:fill-color="#f4f2f8"/>
    </style:style>
    <style:style style:name="gr17" style:family="graphic" style:parent-style-name="standard">
      <style:graphic-properties draw:stroke="none" draw:fill="solid" draw:fill-color="#f0eef6"/>
    </style:style>
    <style:style style:name="gr18" style:family="graphic" style:parent-style-name="standard">
      <style:graphic-properties draw:stroke="none" draw:fill="solid" draw:fill-color="#eceaf3"/>
    </style:style>
    <style:style style:name="gr19" style:family="graphic" style:parent-style-name="standard">
      <style:graphic-properties draw:stroke="none" draw:fill="solid" draw:fill-color="#e7e6f1"/>
    </style:style>
    <style:style style:name="gr20" style:family="graphic" style:parent-style-name="standard">
      <style:graphic-properties draw:stroke="none" draw:fill="solid" draw:fill-color="#e2e1ef"/>
    </style:style>
    <style:style style:name="gr21" style:family="graphic" style:parent-style-name="standard">
      <style:graphic-properties draw:stroke="none" draw:fill="solid" draw:fill-color="#dadaeb"/>
    </style:style>
    <style:style style:name="gr22" style:family="graphic" style:parent-style-name="standard">
      <style:graphic-properties draw:stroke="none" draw:fill="solid" draw:fill-color="#d5d5e9"/>
    </style:style>
    <style:style style:name="gr23" style:family="graphic" style:parent-style-name="standard">
      <style:graphic-properties draw:stroke="none" draw:fill="solid" draw:fill-color="#cecee5"/>
    </style:style>
    <style:style style:name="gr24" style:family="graphic" style:parent-style-name="standard">
      <style:graphic-properties draw:stroke="none" draw:fill="solid" draw:fill-color="#b3b3d6"/>
    </style:style>
    <style:style style:name="gr25" style:family="graphic" style:parent-style-name="standard">
      <style:graphic-properties draw:stroke="none" draw:fill="solid" draw:fill-color="#a8a6cf"/>
    </style:style>
    <style:style style:name="gr26" style:family="graphic" style:parent-style-name="standard">
      <style:graphic-properties draw:stroke="none" draw:fill="solid" draw:fill-color="#9e9ac8"/>
    </style:style>
    <style:style style:name="gr27" style:family="graphic" style:parent-style-name="standard">
      <style:graphic-properties draw:stroke="none" draw:fill="solid" draw:fill-color="#9e9bc8"/>
    </style:style>
    <style:style style:name="gr28" style:family="graphic" style:parent-style-name="standard">
      <style:graphic-properties draw:stroke="none" draw:fill="solid" draw:fill-color="#9591c4"/>
    </style:style>
    <style:style style:name="gr29" style:family="graphic" style:parent-style-name="standard">
      <style:graphic-properties draw:stroke="none" draw:fill="solid" draw:fill-color="#8c88bf"/>
    </style:style>
    <style:style style:name="gr30" style:family="graphic" style:parent-style-name="standard">
      <style:graphic-properties draw:stroke="none" draw:fill="solid" draw:fill-color="#8a86bf"/>
    </style:style>
    <style:style style:name="gr31" style:family="graphic" style:parent-style-name="standard">
      <style:graphic-properties draw:stroke="none" draw:fill="solid" draw:fill-color="#807cba"/>
    </style:style>
    <style:style style:name="gr32" style:family="graphic" style:parent-style-name="standard">
      <style:graphic-properties draw:stroke="none" draw:fill="solid" draw:fill-color="#7c75b6"/>
    </style:style>
    <style:style style:name="gr33" style:family="graphic" style:parent-style-name="standard">
      <style:graphic-properties draw:stroke="none" draw:fill="solid" draw:fill-color="#796eb2"/>
    </style:style>
    <style:style style:name="gr34" style:family="graphic" style:parent-style-name="standard">
      <style:graphic-properties draw:stroke="none" draw:fill="solid" draw:fill-color="#7567af"/>
    </style:style>
    <style:style style:name="gr35" style:family="graphic" style:parent-style-name="standard">
      <style:graphic-properties draw:stroke="none" draw:fill="solid" draw:fill-color="#715faa"/>
    </style:style>
    <style:style style:name="gr36" style:family="graphic" style:parent-style-name="standard">
      <style:graphic-properties draw:stroke="none" draw:fill="solid" draw:fill-color="#705eaa"/>
    </style:style>
    <style:style style:name="gr37" style:family="graphic" style:parent-style-name="standard">
      <style:graphic-properties draw:stroke="none" draw:fill="solid" draw:fill-color="#705ca9"/>
    </style:style>
    <style:style style:name="gr38" style:family="graphic" style:parent-style-name="standard">
      <style:graphic-properties draw:stroke="none" draw:fill="solid" draw:fill-color="#6f5ba8"/>
    </style:style>
    <style:style style:name="gr39" style:family="graphic" style:parent-style-name="standard">
      <style:graphic-properties draw:stroke="none" draw:fill="solid" draw:fill-color="#7363ad"/>
    </style:style>
    <style:style style:name="gr40" style:family="graphic" style:parent-style-name="standard">
      <style:graphic-properties draw:stroke="none" draw:fill="solid" draw:fill-color="#7669af"/>
    </style:style>
    <style:style style:name="gr41" style:family="graphic" style:parent-style-name="standard">
      <style:graphic-properties draw:stroke="none" draw:fill="solid" draw:fill-color="#776ab0"/>
    </style:style>
    <style:style style:name="gr42" style:family="graphic" style:parent-style-name="standard">
      <style:graphic-properties draw:stroke="none" draw:fill="solid" draw:fill-color="#c1c2df"/>
    </style:style>
    <style:style style:name="gr43" style:family="graphic" style:parent-style-name="standard">
      <style:graphic-properties draw:stroke="none" draw:fill="solid" draw:fill-color="#f1eff6"/>
    </style:style>
    <style:style style:name="gr44" style:family="graphic" style:parent-style-name="standard">
      <style:graphic-properties draw:stroke="none" draw:fill="solid" draw:fill-color="#f2f0f7"/>
    </style:style>
    <style:style style:name="gr45" style:family="graphic" style:parent-style-name="standard">
      <style:graphic-properties draw:stroke="none" draw:fill="solid" draw:fill-color="#c4c5e0"/>
    </style:style>
    <style:style style:name="gr46" style:family="graphic" style:parent-style-name="standard">
      <style:graphic-properties draw:stroke="none" draw:fill="solid" draw:fill-color="#3f007d"/>
    </style:style>
    <style:style style:name="gr47" style:family="graphic" style:parent-style-name="standard">
      <style:graphic-properties draw:stroke="none" draw:fill="solid" draw:fill-color="#000000"/>
    </style:style>
    <style:style style:name="gr4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0.2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08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15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12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0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bfafc"/>
    </style:style>
    <style:style style:name="P3" style:family="paragraph">
      <loext:graphic-properties draw:fill="solid" draw:fill-color="#faf9fc"/>
    </style:style>
    <style:style style:name="P4" style:family="paragraph">
      <loext:graphic-properties draw:fill="solid" draw:fill-color="#f7f6fa"/>
    </style:style>
    <style:style style:name="P5" style:family="paragraph">
      <loext:graphic-properties draw:fill="solid" draw:fill-color="#f6f5f9"/>
    </style:style>
    <style:style style:name="P6" style:family="paragraph">
      <loext:graphic-properties draw:fill="solid" draw:fill-color="#f6f4f9"/>
    </style:style>
    <style:style style:name="P7" style:family="paragraph">
      <loext:graphic-properties draw:fill="solid" draw:fill-color="#f5f4f9"/>
    </style:style>
    <style:style style:name="P8" style:family="paragraph">
      <loext:graphic-properties draw:fill="solid" draw:fill-color="#f8f6fa"/>
    </style:style>
    <style:style style:name="P9" style:family="paragraph">
      <loext:graphic-properties draw:fill="solid" draw:fill-color="#f8f7fa"/>
    </style:style>
    <style:style style:name="P10" style:family="paragraph">
      <loext:graphic-properties draw:fill="solid" draw:fill-color="#fcfbfd"/>
    </style:style>
    <style:style style:name="P11" style:family="paragraph">
      <loext:graphic-properties draw:fill="solid" draw:fill-color="#faf8fb"/>
    </style:style>
    <style:style style:name="P12" style:family="paragraph">
      <loext:graphic-properties draw:fill="solid" draw:fill-color="#f9f7fb"/>
    </style:style>
    <style:style style:name="P13" style:family="paragraph">
      <loext:graphic-properties draw:fill="solid" draw:fill-color="#f8f7fb"/>
    </style:style>
    <style:style style:name="P14" style:family="paragraph">
      <loext:graphic-properties draw:fill="solid" draw:fill-color="#f9f8fb"/>
    </style:style>
    <style:style style:name="P15" style:family="paragraph">
      <loext:graphic-properties draw:fill="solid" draw:fill-color="#f7f5fa"/>
    </style:style>
    <style:style style:name="P16" style:family="paragraph">
      <loext:graphic-properties draw:fill="solid" draw:fill-color="#f4f2f8"/>
    </style:style>
    <style:style style:name="P17" style:family="paragraph">
      <loext:graphic-properties draw:fill="solid" draw:fill-color="#f0eef6"/>
    </style:style>
    <style:style style:name="P18" style:family="paragraph">
      <loext:graphic-properties draw:fill="solid" draw:fill-color="#eceaf3"/>
    </style:style>
    <style:style style:name="P19" style:family="paragraph">
      <loext:graphic-properties draw:fill="solid" draw:fill-color="#e7e6f1"/>
    </style:style>
    <style:style style:name="P20" style:family="paragraph">
      <loext:graphic-properties draw:fill="solid" draw:fill-color="#e2e1ef"/>
    </style:style>
    <style:style style:name="P21" style:family="paragraph">
      <loext:graphic-properties draw:fill="solid" draw:fill-color="#dadaeb"/>
    </style:style>
    <style:style style:name="P22" style:family="paragraph">
      <loext:graphic-properties draw:fill="solid" draw:fill-color="#d5d5e9"/>
    </style:style>
    <style:style style:name="P23" style:family="paragraph">
      <loext:graphic-properties draw:fill="solid" draw:fill-color="#cecee5"/>
    </style:style>
    <style:style style:name="P24" style:family="paragraph">
      <loext:graphic-properties draw:fill="solid" draw:fill-color="#b3b3d6"/>
    </style:style>
    <style:style style:name="P25" style:family="paragraph">
      <loext:graphic-properties draw:fill="solid" draw:fill-color="#a8a6cf"/>
    </style:style>
    <style:style style:name="P26" style:family="paragraph">
      <loext:graphic-properties draw:fill="solid" draw:fill-color="#9e9ac8"/>
    </style:style>
    <style:style style:name="P27" style:family="paragraph">
      <loext:graphic-properties draw:fill="solid" draw:fill-color="#9e9bc8"/>
    </style:style>
    <style:style style:name="P28" style:family="paragraph">
      <loext:graphic-properties draw:fill="solid" draw:fill-color="#9591c4"/>
    </style:style>
    <style:style style:name="P29" style:family="paragraph">
      <loext:graphic-properties draw:fill="solid" draw:fill-color="#8c88bf"/>
    </style:style>
    <style:style style:name="P30" style:family="paragraph">
      <loext:graphic-properties draw:fill="solid" draw:fill-color="#8a86bf"/>
    </style:style>
    <style:style style:name="P31" style:family="paragraph">
      <loext:graphic-properties draw:fill="solid" draw:fill-color="#807cba"/>
    </style:style>
    <style:style style:name="P32" style:family="paragraph">
      <loext:graphic-properties draw:fill="solid" draw:fill-color="#7c75b6"/>
    </style:style>
    <style:style style:name="P33" style:family="paragraph">
      <loext:graphic-properties draw:fill="solid" draw:fill-color="#796eb2"/>
    </style:style>
    <style:style style:name="P34" style:family="paragraph">
      <loext:graphic-properties draw:fill="solid" draw:fill-color="#7567af"/>
    </style:style>
    <style:style style:name="P35" style:family="paragraph">
      <loext:graphic-properties draw:fill="solid" draw:fill-color="#715faa"/>
    </style:style>
    <style:style style:name="P36" style:family="paragraph">
      <loext:graphic-properties draw:fill="solid" draw:fill-color="#705eaa"/>
    </style:style>
    <style:style style:name="P37" style:family="paragraph">
      <loext:graphic-properties draw:fill="solid" draw:fill-color="#705ca9"/>
    </style:style>
    <style:style style:name="P38" style:family="paragraph">
      <loext:graphic-properties draw:fill="solid" draw:fill-color="#6f5ba8"/>
    </style:style>
    <style:style style:name="P39" style:family="paragraph">
      <loext:graphic-properties draw:fill="solid" draw:fill-color="#7363ad"/>
    </style:style>
    <style:style style:name="P40" style:family="paragraph">
      <loext:graphic-properties draw:fill="solid" draw:fill-color="#7669af"/>
    </style:style>
    <style:style style:name="P41" style:family="paragraph">
      <loext:graphic-properties draw:fill="solid" draw:fill-color="#776ab0"/>
    </style:style>
    <style:style style:name="P42" style:family="paragraph">
      <loext:graphic-properties draw:fill="solid" draw:fill-color="#c1c2df"/>
    </style:style>
    <style:style style:name="P43" style:family="paragraph">
      <loext:graphic-properties draw:fill="solid" draw:fill-color="#f1eff6"/>
    </style:style>
    <style:style style:name="P44" style:family="paragraph">
      <loext:graphic-properties draw:fill="solid" draw:fill-color="#f2f0f7"/>
    </style:style>
    <style:style style:name="P45" style:family="paragraph">
      <loext:graphic-properties draw:fill="solid" draw:fill-color="#c4c5e0"/>
    </style:style>
    <style:style style:name="P46" style:family="paragraph">
      <loext:graphic-properties draw:fill="solid" draw:fill-color="#3f007d"/>
    </style:style>
    <style:style style:name="P47" style:family="paragraph">
      <loext:graphic-properties draw:fill="solid" draw:fill-color="#000000"/>
    </style:style>
    <style:style style:name="P48" style:family="paragraph">
      <loext:graphic-properties draw:fill="none"/>
    </style:style>
    <style:style style:name="P49" style:family="paragraph">
      <style:paragraph-properties fo:text-align="start" style:writing-mode="lr-tb"/>
    </style:style>
    <style:style style:name="P50" style:family="paragraph">
      <loext:graphic-properties draw:fill="none"/>
      <style:text-properties fo:font-size="10pt" style:font-size-asian="10pt" style:font-size-complex="10pt"/>
    </style:style>
    <style:style style:name="P51" style:family="paragraph">
      <loext:graphic-properties draw:fill="none"/>
      <style:text-properties fo:font-size="12pt" style:font-size-asian="12pt" style:font-size-complex="12pt"/>
    </style:style>
    <style:style style:name="P52" style:family="paragraph">
      <style:paragraph-properties fo:text-align="start" style:writing-mode="lr-tb"/>
      <style:text-properties fo:font-size="13pt" fo:font-style="italic" style:font-style-asian="italic" style:font-style-complex="italic"/>
    </style:style>
    <style:style style:name="P53" style:family="paragraph">
      <loext:graphic-properties draw:fill="none"/>
      <style:paragraph-properties fo:text-align="start" style:writing-mode="lr-tb"/>
      <style:text-properties fo:font-size="13pt" fo:font-style="italic" style:font-size-asian="49.7999992370606pt" style:font-style-asian="italic" style:font-size-complex="49.7999992370606pt" style:font-style-complex="italic"/>
    </style:style>
    <style:style style:name="P54" style:family="paragraph">
      <style:paragraph-properties fo:text-align="start" style:writing-mode="lr-tb"/>
      <style:text-properties fo:font-size="7pt" fo:font-style="italic" style:font-size-asian="7pt" style:font-size-complex="7pt"/>
    </style:style>
    <style:style style:name="P55" style:family="paragraph">
      <loext:graphic-properties draw:fill="none"/>
      <style:paragraph-properties fo:text-align="start" style:writing-mode="lr-tb"/>
      <style:text-properties fo:font-size="7pt" fo:font-style="italic" style:font-size-asian="7pt" style:font-size-complex="7pt"/>
    </style:style>
    <style:style style:name="P56" style:family="paragraph">
      <style:paragraph-properties fo:text-align="start" style:writing-mode="lr-tb"/>
      <style:text-properties fo:font-size="7pt" style:font-size-asian="7pt" style:font-size-complex="7pt"/>
    </style:style>
    <style:style style:name="P5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58" style:family="paragraph">
      <style:paragraph-properties fo:text-align="start" style:writing-mode="lr-tb"/>
      <style:text-properties fo:font-size="7pt" fo:font-style="italic" style:font-style-asian="italic" style:font-style-complex="italic"/>
    </style:style>
    <style:style style:name="P59" style:family="paragraph">
      <loext:graphic-properties draw:fill="none"/>
      <style:paragraph-properties fo:text-align="start" style:writing-mode="lr-tb"/>
      <style:text-properties fo:font-size="7pt" fo:font-style="italic" style:font-size-asian="29.8999996185303pt" style:font-style-asian="italic" style:font-size-complex="29.8999996185303pt" style:font-style-complex="italic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NimbusRoman" fo:font-style="italic" style:font-size-asian="49.7999992370606pt" style:font-style-asian="italic" style:font-name-complex="NimbusRoman" style:font-size-complex="49.7999992370606pt" style:font-style-complex="italic"/>
    </style:style>
    <style:style style:name="T4" style:family="text">
      <style:text-properties fo:color="#000000" style:font-name="NimbusRoman" fo:font-size="7pt" style:font-size-asian="7pt" style:font-name-complex="NimbusRoman" style:font-size-complex="7pt"/>
    </style:style>
    <style:style style:name="T5" style:family="text">
      <style:text-properties fo:color="#000000" style:font-name="OpenSymbol" fo:font-size="7pt" style:font-size-asian="7pt" style:font-name-complex="OpenSymbol" style:font-size-complex="7pt"/>
    </style:style>
    <style:style style:name="T6" style:family="text">
      <style:text-properties fo:color="#000000" style:font-name="NimbusRoman" fo:font-style="italic" style:font-size-asian="29.8999996185303pt" style:font-style-asian="italic" style:font-name-complex="NimbusRoman" style:font-size-complex="29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12cm" svg:height="4.459cm" svg:x="3.048cm" svg:y="0.759cm" svg:viewBox="0 0 5513 4460" draw:points="0,4460 5513,4460 5513,0 0,0">
          <text:p/>
        </draw:polygon>
        <draw:polygon draw:style-name="gr2" draw:text-style-name="P2" draw:layer="layout" svg:width="0.086cm" svg:height="0.744cm" svg:x="3.048cm" svg:y="2.245cm" svg:viewBox="0 0 87 745" draw:points="0,0 0,745 87,745 87,0">
          <text:p/>
        </draw:polygon>
        <draw:polygon draw:style-name="gr3" draw:text-style-name="P3" draw:layer="layout" svg:width="0.086cm" svg:height="0.744cm" svg:x="3.134cm" svg:y="2.245cm" svg:viewBox="0 0 87 745" draw:points="0,0 0,745 87,745 87,0">
          <text:p/>
        </draw:polygon>
        <draw:polygon draw:style-name="gr4" draw:text-style-name="P4" draw:layer="layout" svg:width="0.087cm" svg:height="0.744cm" svg:x="3.22cm" svg:y="2.245cm" svg:viewBox="0 0 88 745" draw:points="0,0 0,745 88,745 88,0">
          <text:p/>
        </draw:polygon>
        <draw:polygon draw:style-name="gr5" draw:text-style-name="P5" draw:layer="layout" svg:width="0.086cm" svg:height="0.744cm" svg:x="3.307cm" svg:y="2.245cm" svg:viewBox="0 0 87 745" draw:points="0,0 0,745 87,745 87,0">
          <text:p/>
        </draw:polygon>
        <draw:polygon draw:style-name="gr6" draw:text-style-name="P6" draw:layer="layout" svg:width="0.086cm" svg:height="0.744cm" svg:x="3.393cm" svg:y="2.245cm" svg:viewBox="0 0 87 745" draw:points="0,0 0,745 87,745 87,0">
          <text:p/>
        </draw:polygon>
        <draw:polygon draw:style-name="gr7" draw:text-style-name="P7" draw:layer="layout" svg:width="0.086cm" svg:height="0.744cm" svg:x="3.479cm" svg:y="2.245cm" svg:viewBox="0 0 87 745" draw:points="0,0 0,745 87,745 87,0">
          <text:p/>
        </draw:polygon>
        <draw:polygon draw:style-name="gr6" draw:text-style-name="P6" draw:layer="layout" svg:width="0.086cm" svg:height="0.744cm" svg:x="3.565cm" svg:y="2.245cm" svg:viewBox="0 0 87 745" draw:points="0,0 0,745 87,745 87,0">
          <text:p/>
        </draw:polygon>
        <draw:polygon draw:style-name="gr8" draw:text-style-name="P8" draw:layer="layout" svg:width="0.086cm" svg:height="0.744cm" svg:x="3.651cm" svg:y="2.245cm" svg:viewBox="0 0 87 745" draw:points="0,0 0,745 87,745 87,0">
          <text:p/>
        </draw:polygon>
        <draw:polygon draw:style-name="gr6" draw:text-style-name="P6" draw:layer="layout" svg:width="0.086cm" svg:height="0.744cm" svg:x="3.737cm" svg:y="2.245cm" svg:viewBox="0 0 87 745" draw:points="0,0 0,745 87,745 87,0">
          <text:p/>
        </draw:polygon>
        <draw:polygon draw:style-name="gr7" draw:text-style-name="P7" draw:layer="layout" svg:width="0.086cm" svg:height="0.744cm" svg:x="3.823cm" svg:y="2.245cm" svg:viewBox="0 0 87 745" draw:points="0,0 0,745 87,745 87,0">
          <text:p/>
        </draw:polygon>
        <draw:polygon draw:style-name="gr9" draw:text-style-name="P9" draw:layer="layout" svg:width="0.087cm" svg:height="0.744cm" svg:x="3.909cm" svg:y="2.245cm" svg:viewBox="0 0 88 745" draw:points="0,0 0,745 88,745 88,0">
          <text:p/>
        </draw:polygon>
        <draw:polygon draw:style-name="gr2" draw:text-style-name="P2" draw:layer="layout" svg:width="0.086cm" svg:height="0.744cm" svg:x="3.996cm" svg:y="2.245cm" svg:viewBox="0 0 87 745" draw:points="0,0 0,745 87,745 87,0">
          <text:p/>
        </draw:polygon>
        <draw:polygon draw:style-name="gr2" draw:text-style-name="P2" draw:layer="layout" svg:width="0.086cm" svg:height="0.744cm" svg:x="4.082cm" svg:y="2.245cm" svg:viewBox="0 0 87 745" draw:points="0,0 0,745 87,745 87,0">
          <text:p/>
        </draw:polygon>
        <draw:polygon draw:style-name="gr10" draw:text-style-name="P10" draw:layer="layout" svg:width="0.086cm" svg:height="0.744cm" svg:x="4.168cm" svg:y="2.245cm" svg:viewBox="0 0 87 745" draw:points="0,0 0,745 87,745 87,0">
          <text:p/>
        </draw:polygon>
        <draw:polygon draw:style-name="gr10" draw:text-style-name="P10" draw:layer="layout" svg:width="0.086cm" svg:height="0.744cm" svg:x="4.254cm" svg:y="2.245cm" svg:viewBox="0 0 87 745" draw:points="0,0 0,745 87,745 87,0">
          <text:p/>
        </draw:polygon>
        <draw:polygon draw:style-name="gr10" draw:text-style-name="P10" draw:layer="layout" svg:width="0.086cm" svg:height="0.744cm" svg:x="4.34cm" svg:y="2.245cm" svg:viewBox="0 0 87 745" draw:points="0,0 0,745 87,745 87,0">
          <text:p/>
        </draw:polygon>
        <draw:polygon draw:style-name="gr10" draw:text-style-name="P10" draw:layer="layout" svg:width="0.086cm" svg:height="0.744cm" svg:x="4.426cm" svg:y="2.245cm" svg:viewBox="0 0 87 745" draw:points="0,0 0,745 87,745 87,0">
          <text:p/>
        </draw:polygon>
        <draw:polygon draw:style-name="gr10" draw:text-style-name="P10" draw:layer="layout" svg:width="0.086cm" svg:height="0.744cm" svg:x="4.512cm" svg:y="2.245cm" svg:viewBox="0 0 87 745" draw:points="0,0 0,745 87,745 87,0">
          <text:p/>
        </draw:polygon>
        <draw:polygon draw:style-name="gr10" draw:text-style-name="P10" draw:layer="layout" svg:width="0.086cm" svg:height="0.744cm" svg:x="4.598cm" svg:y="2.245cm" svg:viewBox="0 0 87 745" draw:points="0,0 0,745 87,745 87,0">
          <text:p/>
        </draw:polygon>
        <draw:polygon draw:style-name="gr10" draw:text-style-name="P10" draw:layer="layout" svg:width="0.087cm" svg:height="0.744cm" svg:x="4.684cm" svg:y="2.245cm" svg:viewBox="0 0 88 745" draw:points="0,0 0,745 88,745 88,0">
          <text:p/>
        </draw:polygon>
        <draw:polygon draw:style-name="gr3" draw:text-style-name="P3" draw:layer="layout" svg:width="0.086cm" svg:height="0.744cm" svg:x="4.771cm" svg:y="2.245cm" svg:viewBox="0 0 87 745" draw:points="0,0 0,745 87,745 87,0">
          <text:p/>
        </draw:polygon>
        <draw:polygon draw:style-name="gr3" draw:text-style-name="P3" draw:layer="layout" svg:width="0.086cm" svg:height="0.744cm" svg:x="4.857cm" svg:y="2.245cm" svg:viewBox="0 0 87 745" draw:points="0,0 0,745 87,745 87,0">
          <text:p/>
        </draw:polygon>
        <draw:polygon draw:style-name="gr11" draw:text-style-name="P11" draw:layer="layout" svg:width="0.086cm" svg:height="0.744cm" svg:x="4.943cm" svg:y="2.245cm" svg:viewBox="0 0 87 745" draw:points="0,0 0,745 87,745 87,0">
          <text:p/>
        </draw:polygon>
        <draw:polygon draw:style-name="gr12" draw:text-style-name="P12" draw:layer="layout" svg:width="0.086cm" svg:height="0.744cm" svg:x="5.029cm" svg:y="2.245cm" svg:viewBox="0 0 87 745" draw:points="0,0 0,745 87,745 87,0">
          <text:p/>
        </draw:polygon>
        <draw:polygon draw:style-name="gr13" draw:text-style-name="P13" draw:layer="layout" svg:width="0.086cm" svg:height="0.744cm" svg:x="5.115cm" svg:y="2.245cm" svg:viewBox="0 0 87 745" draw:points="0,0 0,745 87,745 87,0">
          <text:p/>
        </draw:polygon>
        <draw:polygon draw:style-name="gr14" draw:text-style-name="P14" draw:layer="layout" svg:width="0.086cm" svg:height="0.744cm" svg:x="5.201cm" svg:y="2.245cm" svg:viewBox="0 0 87 745" draw:points="0,0 0,745 87,745 87,0">
          <text:p/>
        </draw:polygon>
        <draw:polygon draw:style-name="gr12" draw:text-style-name="P12" draw:layer="layout" svg:width="0.086cm" svg:height="0.744cm" svg:x="5.287cm" svg:y="2.245cm" svg:viewBox="0 0 87 745" draw:points="0,0 0,745 87,745 87,0">
          <text:p/>
        </draw:polygon>
        <draw:polygon draw:style-name="gr12" draw:text-style-name="P12" draw:layer="layout" svg:width="0.087cm" svg:height="0.744cm" svg:x="5.373cm" svg:y="2.245cm" svg:viewBox="0 0 88 745" draw:points="0,0 0,745 88,745 88,0">
          <text:p/>
        </draw:polygon>
        <draw:polygon draw:style-name="gr12" draw:text-style-name="P12" draw:layer="layout" svg:width="0.086cm" svg:height="0.744cm" svg:x="5.46cm" svg:y="2.245cm" svg:viewBox="0 0 87 745" draw:points="0,0 0,745 87,745 87,0">
          <text:p/>
        </draw:polygon>
        <draw:polygon draw:style-name="gr12" draw:text-style-name="P12" draw:layer="layout" svg:width="0.086cm" svg:height="0.744cm" svg:x="5.546cm" svg:y="2.245cm" svg:viewBox="0 0 87 745" draw:points="0,0 0,745 87,745 87,0">
          <text:p/>
        </draw:polygon>
        <draw:polygon draw:style-name="gr12" draw:text-style-name="P12" draw:layer="layout" svg:width="0.086cm" svg:height="0.744cm" svg:x="5.632cm" svg:y="2.245cm" svg:viewBox="0 0 87 745" draw:points="0,0 0,745 87,745 87,0">
          <text:p/>
        </draw:polygon>
        <draw:polygon draw:style-name="gr11" draw:text-style-name="P11" draw:layer="layout" svg:width="0.086cm" svg:height="0.744cm" svg:x="5.718cm" svg:y="2.245cm" svg:viewBox="0 0 87 745" draw:points="0,0 0,745 87,745 87,0">
          <text:p/>
        </draw:polygon>
        <draw:polygon draw:style-name="gr14" draw:text-style-name="P14" draw:layer="layout" svg:width="0.086cm" svg:height="0.744cm" svg:x="5.804cm" svg:y="2.245cm" svg:viewBox="0 0 87 745" draw:points="0,0 0,745 87,745 87,0">
          <text:p/>
        </draw:polygon>
        <draw:polygon draw:style-name="gr14" draw:text-style-name="P14" draw:layer="layout" svg:width="0.086cm" svg:height="0.744cm" svg:x="5.89cm" svg:y="2.245cm" svg:viewBox="0 0 87 745" draw:points="0,0 0,745 87,745 87,0">
          <text:p/>
        </draw:polygon>
        <draw:polygon draw:style-name="gr12" draw:text-style-name="P12" draw:layer="layout" svg:width="0.086cm" svg:height="0.744cm" svg:x="5.976cm" svg:y="2.245cm" svg:viewBox="0 0 87 745" draw:points="0,0 0,745 87,745 87,0">
          <text:p/>
        </draw:polygon>
        <draw:polygon draw:style-name="gr3" draw:text-style-name="P3" draw:layer="layout" svg:width="0.088cm" svg:height="0.744cm" svg:x="6.062cm" svg:y="2.245cm" svg:viewBox="0 0 89 745" draw:points="0,0 0,745 89,745 89,0">
          <text:p/>
        </draw:polygon>
        <draw:polygon draw:style-name="gr3" draw:text-style-name="P3" draw:layer="layout" svg:width="0.086cm" svg:height="0.744cm" svg:x="6.149cm" svg:y="2.245cm" svg:viewBox="0 0 87 745" draw:points="0,0 0,745 87,745 87,0">
          <text:p/>
        </draw:polygon>
        <draw:polygon draw:style-name="gr3" draw:text-style-name="P3" draw:layer="layout" svg:width="0.086cm" svg:height="0.744cm" svg:x="6.235cm" svg:y="2.245cm" svg:viewBox="0 0 87 745" draw:points="0,0 0,745 87,745 87,0">
          <text:p/>
        </draw:polygon>
        <draw:polygon draw:style-name="gr3" draw:text-style-name="P3" draw:layer="layout" svg:width="0.086cm" svg:height="0.744cm" svg:x="6.321cm" svg:y="2.245cm" svg:viewBox="0 0 87 745" draw:points="0,0 0,745 87,745 87,0">
          <text:p/>
        </draw:polygon>
        <draw:polygon draw:style-name="gr3" draw:text-style-name="P3" draw:layer="layout" svg:width="0.086cm" svg:height="0.744cm" svg:x="6.407cm" svg:y="2.245cm" svg:viewBox="0 0 87 745" draw:points="0,0 0,745 87,745 87,0">
          <text:p/>
        </draw:polygon>
        <draw:polygon draw:style-name="gr3" draw:text-style-name="P3" draw:layer="layout" svg:width="0.086cm" svg:height="0.744cm" svg:x="6.493cm" svg:y="2.245cm" svg:viewBox="0 0 87 745" draw:points="0,0 0,745 87,745 87,0">
          <text:p/>
        </draw:polygon>
        <draw:polygon draw:style-name="gr3" draw:text-style-name="P3" draw:layer="layout" svg:width="0.086cm" svg:height="0.744cm" svg:x="6.579cm" svg:y="2.245cm" svg:viewBox="0 0 87 745" draw:points="0,0 0,745 87,745 87,0">
          <text:p/>
        </draw:polygon>
        <draw:polygon draw:style-name="gr3" draw:text-style-name="P3" draw:layer="layout" svg:width="0.086cm" svg:height="0.744cm" svg:x="6.665cm" svg:y="2.245cm" svg:viewBox="0 0 87 745" draw:points="0,0 0,745 87,745 87,0">
          <text:p/>
        </draw:polygon>
        <draw:polygon draw:style-name="gr10" draw:text-style-name="P10" draw:layer="layout" svg:width="0.087cm" svg:height="0.744cm" svg:x="6.751cm" svg:y="2.245cm" svg:viewBox="0 0 88 745" draw:points="0,0 0,745 88,745 88,0">
          <text:p/>
        </draw:polygon>
        <draw:polygon draw:style-name="gr10" draw:text-style-name="P10" draw:layer="layout" svg:width="0.086cm" svg:height="0.744cm" svg:x="6.838cm" svg:y="2.245cm" svg:viewBox="0 0 87 745" draw:points="0,0 0,745 87,745 87,0">
          <text:p/>
        </draw:polygon>
        <draw:polygon draw:style-name="gr10" draw:text-style-name="P10" draw:layer="layout" svg:width="0.086cm" svg:height="0.744cm" svg:x="6.924cm" svg:y="2.245cm" svg:viewBox="0 0 87 745" draw:points="0,0 0,745 87,745 87,0">
          <text:p/>
        </draw:polygon>
        <draw:polygon draw:style-name="gr10" draw:text-style-name="P10" draw:layer="layout" svg:width="0.086cm" svg:height="0.744cm" svg:x="7.01cm" svg:y="2.245cm" svg:viewBox="0 0 87 745" draw:points="0,0 0,745 87,745 87,0">
          <text:p/>
        </draw:polygon>
        <draw:polygon draw:style-name="gr10" draw:text-style-name="P10" draw:layer="layout" svg:width="0.086cm" svg:height="0.744cm" svg:x="7.096cm" svg:y="2.245cm" svg:viewBox="0 0 87 745" draw:points="0,0 0,745 87,745 87,0">
          <text:p/>
        </draw:polygon>
        <draw:polygon draw:style-name="gr10" draw:text-style-name="P10" draw:layer="layout" svg:width="0.086cm" svg:height="0.744cm" svg:x="7.182cm" svg:y="2.245cm" svg:viewBox="0 0 87 745" draw:points="0,0 0,745 87,745 87,0">
          <text:p/>
        </draw:polygon>
        <draw:polygon draw:style-name="gr10" draw:text-style-name="P10" draw:layer="layout" svg:width="0.086cm" svg:height="0.744cm" svg:x="7.268cm" svg:y="2.245cm" svg:viewBox="0 0 87 745" draw:points="0,0 0,745 87,745 87,0">
          <text:p/>
        </draw:polygon>
        <draw:polygon draw:style-name="gr10" draw:text-style-name="P10" draw:layer="layout" svg:width="0.086cm" svg:height="0.744cm" svg:x="7.354cm" svg:y="2.245cm" svg:viewBox="0 0 87 745" draw:points="0,0 0,745 87,745 87,0">
          <text:p/>
        </draw:polygon>
        <draw:polygon draw:style-name="gr10" draw:text-style-name="P10" draw:layer="layout" svg:width="0.086cm" svg:height="0.744cm" svg:x="7.44cm" svg:y="2.245cm" svg:viewBox="0 0 87 745" draw:points="0,0 0,745 87,745 87,0">
          <text:p/>
        </draw:polygon>
        <draw:polygon draw:style-name="gr10" draw:text-style-name="P10" draw:layer="layout" svg:width="0.087cm" svg:height="0.744cm" svg:x="7.526cm" svg:y="2.245cm" svg:viewBox="0 0 88 745" draw:points="0,0 0,745 88,745 88,0">
          <text:p/>
        </draw:polygon>
        <draw:polygon draw:style-name="gr10" draw:text-style-name="P10" draw:layer="layout" svg:width="0.086cm" svg:height="0.744cm" svg:x="7.613cm" svg:y="2.245cm" svg:viewBox="0 0 87 745" draw:points="0,0 0,745 87,745 87,0">
          <text:p/>
        </draw:polygon>
        <draw:polygon draw:style-name="gr10" draw:text-style-name="P10" draw:layer="layout" svg:width="0.086cm" svg:height="0.744cm" svg:x="7.699cm" svg:y="2.245cm" svg:viewBox="0 0 87 745" draw:points="0,0 0,745 87,745 87,0">
          <text:p/>
        </draw:polygon>
        <draw:polygon draw:style-name="gr10" draw:text-style-name="P10" draw:layer="layout" svg:width="0.086cm" svg:height="0.744cm" svg:x="7.785cm" svg:y="2.245cm" svg:viewBox="0 0 87 745" draw:points="0,0 0,745 87,745 87,0">
          <text:p/>
        </draw:polygon>
        <draw:polygon draw:style-name="gr10" draw:text-style-name="P10" draw:layer="layout" svg:width="0.086cm" svg:height="0.744cm" svg:x="7.871cm" svg:y="2.245cm" svg:viewBox="0 0 87 745" draw:points="0,0 0,745 87,745 87,0">
          <text:p/>
        </draw:polygon>
        <draw:polygon draw:style-name="gr10" draw:text-style-name="P10" draw:layer="layout" svg:width="0.086cm" svg:height="0.744cm" svg:x="7.957cm" svg:y="2.245cm" svg:viewBox="0 0 87 745" draw:points="0,0 0,745 87,745 87,0">
          <text:p/>
        </draw:polygon>
        <draw:polygon draw:style-name="gr10" draw:text-style-name="P10" draw:layer="layout" svg:width="0.086cm" svg:height="0.744cm" svg:x="8.043cm" svg:y="2.245cm" svg:viewBox="0 0 87 745" draw:points="0,0 0,745 87,745 87,0">
          <text:p/>
        </draw:polygon>
        <draw:polygon draw:style-name="gr10" draw:text-style-name="P10" draw:layer="layout" svg:width="0.086cm" svg:height="0.744cm" svg:x="8.129cm" svg:y="2.245cm" svg:viewBox="0 0 87 745" draw:points="0,0 0,745 87,745 87,0">
          <text:p/>
        </draw:polygon>
        <draw:polygon draw:style-name="gr10" draw:text-style-name="P10" draw:layer="layout" svg:width="0.087cm" svg:height="0.744cm" svg:x="8.215cm" svg:y="2.245cm" svg:viewBox="0 0 88 745" draw:points="0,0 0,745 88,745 88,0">
          <text:p/>
        </draw:polygon>
        <draw:polygon draw:style-name="gr10" draw:text-style-name="P10" draw:layer="layout" svg:width="0.086cm" svg:height="0.744cm" svg:x="8.302cm" svg:y="2.245cm" svg:viewBox="0 0 87 745" draw:points="0,0 0,745 87,745 87,0">
          <text:p/>
        </draw:polygon>
        <draw:polygon draw:style-name="gr10" draw:text-style-name="P10" draw:layer="layout" svg:width="0.086cm" svg:height="0.744cm" svg:x="8.388cm" svg:y="2.245cm" svg:viewBox="0 0 87 745" draw:points="0,0 0,745 87,745 87,0">
          <text:p/>
        </draw:polygon>
        <draw:polygon draw:style-name="gr10" draw:text-style-name="P10" draw:layer="layout" svg:width="0.086cm" svg:height="0.744cm" svg:x="8.474cm" svg:y="2.245cm" svg:viewBox="0 0 87 745" draw:points="0,0 0,745 87,745 87,0">
          <text:p/>
        </draw:polygon>
        <draw:polygon draw:style-name="gr4" draw:text-style-name="P4" draw:layer="layout" svg:width="0.086cm" svg:height="0.743cm" svg:x="3.048cm" svg:y="2.989cm" svg:viewBox="0 0 87 744" draw:points="0,0 0,744 87,744 87,0">
          <text:p/>
        </draw:polygon>
        <draw:polygon draw:style-name="gr5" draw:text-style-name="P5" draw:layer="layout" svg:width="0.086cm" svg:height="0.743cm" svg:x="3.134cm" svg:y="2.989cm" svg:viewBox="0 0 87 744" draw:points="0,0 0,744 87,744 87,0">
          <text:p/>
        </draw:polygon>
        <draw:polygon draw:style-name="gr8" draw:text-style-name="P8" draw:layer="layout" svg:width="0.087cm" svg:height="0.743cm" svg:x="3.22cm" svg:y="2.989cm" svg:viewBox="0 0 88 744" draw:points="0,0 0,744 88,744 88,0">
          <text:p/>
        </draw:polygon>
        <draw:polygon draw:style-name="gr7" draw:text-style-name="P7" draw:layer="layout" svg:width="0.086cm" svg:height="0.743cm" svg:x="3.307cm" svg:y="2.989cm" svg:viewBox="0 0 87 744" draw:points="0,0 0,744 87,744 87,0">
          <text:p/>
        </draw:polygon>
        <draw:polygon draw:style-name="gr15" draw:text-style-name="P15" draw:layer="layout" svg:width="0.086cm" svg:height="0.743cm" svg:x="3.393cm" svg:y="2.989cm" svg:viewBox="0 0 87 744" draw:points="0,0 0,744 87,744 87,0">
          <text:p/>
        </draw:polygon>
        <draw:polygon draw:style-name="gr16" draw:text-style-name="P16" draw:layer="layout" svg:width="0.086cm" svg:height="0.743cm" svg:x="3.479cm" svg:y="2.989cm" svg:viewBox="0 0 87 744" draw:points="0,0 0,744 87,744 87,0">
          <text:p/>
        </draw:polygon>
        <draw:polygon draw:style-name="gr17" draw:text-style-name="P17" draw:layer="layout" svg:width="0.086cm" svg:height="0.743cm" svg:x="3.565cm" svg:y="2.989cm" svg:viewBox="0 0 87 744" draw:points="0,0 0,744 87,744 87,0">
          <text:p/>
        </draw:polygon>
        <draw:polygon draw:style-name="gr18" draw:text-style-name="P18" draw:layer="layout" svg:width="0.086cm" svg:height="0.743cm" svg:x="3.651cm" svg:y="2.989cm" svg:viewBox="0 0 87 744" draw:points="0,0 0,744 87,744 87,0">
          <text:p/>
        </draw:polygon>
        <draw:polygon draw:style-name="gr19" draw:text-style-name="P19" draw:layer="layout" svg:width="0.086cm" svg:height="0.743cm" svg:x="3.737cm" svg:y="2.989cm" svg:viewBox="0 0 87 744" draw:points="0,0 0,744 87,744 87,0">
          <text:p/>
        </draw:polygon>
        <draw:polygon draw:style-name="gr20" draw:text-style-name="P20" draw:layer="layout" svg:width="0.086cm" svg:height="0.743cm" svg:x="3.823cm" svg:y="2.989cm" svg:viewBox="0 0 87 744" draw:points="0,0 0,744 87,744 87,0">
          <text:p/>
        </draw:polygon>
        <draw:polygon draw:style-name="gr21" draw:text-style-name="P21" draw:layer="layout" svg:width="0.087cm" svg:height="0.743cm" svg:x="3.909cm" svg:y="2.989cm" svg:viewBox="0 0 88 744" draw:points="0,0 0,744 88,744 88,0">
          <text:p/>
        </draw:polygon>
        <draw:polygon draw:style-name="gr22" draw:text-style-name="P22" draw:layer="layout" svg:width="0.086cm" svg:height="0.743cm" svg:x="3.996cm" svg:y="2.989cm" svg:viewBox="0 0 87 744" draw:points="0,0 0,744 87,744 87,0">
          <text:p/>
        </draw:polygon>
        <draw:polygon draw:style-name="gr23" draw:text-style-name="P23" draw:layer="layout" svg:width="0.086cm" svg:height="0.743cm" svg:x="4.082cm" svg:y="2.989cm" svg:viewBox="0 0 87 744" draw:points="0,0 0,744 87,744 87,0">
          <text:p/>
        </draw:polygon>
        <draw:polygon draw:style-name="gr24" draw:text-style-name="P24" draw:layer="layout" svg:width="0.086cm" svg:height="0.743cm" svg:x="4.168cm" svg:y="2.989cm" svg:viewBox="0 0 87 744" draw:points="0,0 0,744 87,744 87,0">
          <text:p/>
        </draw:polygon>
        <draw:polygon draw:style-name="gr25" draw:text-style-name="P25" draw:layer="layout" svg:width="0.086cm" svg:height="0.743cm" svg:x="4.254cm" svg:y="2.989cm" svg:viewBox="0 0 87 744" draw:points="0,0 0,744 87,744 87,0">
          <text:p/>
        </draw:polygon>
        <draw:polygon draw:style-name="gr26" draw:text-style-name="P26" draw:layer="layout" svg:width="0.086cm" svg:height="0.743cm" svg:x="4.34cm" svg:y="2.989cm" svg:viewBox="0 0 87 744" draw:points="0,0 0,744 87,744 87,0">
          <text:p/>
        </draw:polygon>
        <draw:polygon draw:style-name="gr27" draw:text-style-name="P27" draw:layer="layout" svg:width="0.086cm" svg:height="0.743cm" svg:x="4.426cm" svg:y="2.989cm" svg:viewBox="0 0 87 744" draw:points="0,0 0,744 87,744 87,0">
          <text:p/>
        </draw:polygon>
        <draw:polygon draw:style-name="gr28" draw:text-style-name="P28" draw:layer="layout" svg:width="0.086cm" svg:height="0.743cm" svg:x="4.512cm" svg:y="2.989cm" svg:viewBox="0 0 87 744" draw:points="0,0 0,744 87,744 87,0">
          <text:p/>
        </draw:polygon>
        <draw:polygon draw:style-name="gr29" draw:text-style-name="P29" draw:layer="layout" svg:width="0.086cm" svg:height="0.743cm" svg:x="4.598cm" svg:y="2.989cm" svg:viewBox="0 0 87 744" draw:points="0,0 0,744 87,744 87,0">
          <text:p/>
        </draw:polygon>
        <draw:polygon draw:style-name="gr30" draw:text-style-name="P30" draw:layer="layout" svg:width="0.087cm" svg:height="0.743cm" svg:x="4.684cm" svg:y="2.989cm" svg:viewBox="0 0 88 744" draw:points="0,0 0,744 88,744 88,0">
          <text:p/>
        </draw:polygon>
        <draw:polygon draw:style-name="gr31" draw:text-style-name="P31" draw:layer="layout" svg:width="0.086cm" svg:height="0.743cm" svg:x="4.771cm" svg:y="2.989cm" svg:viewBox="0 0 87 744" draw:points="0,0 0,744 87,744 87,0">
          <text:p/>
        </draw:polygon>
        <draw:polygon draw:style-name="gr32" draw:text-style-name="P32" draw:layer="layout" svg:width="0.086cm" svg:height="0.743cm" svg:x="4.857cm" svg:y="2.989cm" svg:viewBox="0 0 87 744" draw:points="0,0 0,744 87,744 87,0">
          <text:p/>
        </draw:polygon>
        <draw:polygon draw:style-name="gr33" draw:text-style-name="P33" draw:layer="layout" svg:width="0.086cm" svg:height="0.743cm" svg:x="4.943cm" svg:y="2.989cm" svg:viewBox="0 0 87 744" draw:points="0,0 0,744 87,744 87,0">
          <text:p/>
        </draw:polygon>
        <draw:polygon draw:style-name="gr34" draw:text-style-name="P34" draw:layer="layout" svg:width="0.086cm" svg:height="0.743cm" svg:x="5.029cm" svg:y="2.989cm" svg:viewBox="0 0 87 744" draw:points="0,0 0,744 87,744 87,0">
          <text:p/>
        </draw:polygon>
        <draw:polygon draw:style-name="gr35" draw:text-style-name="P35" draw:layer="layout" svg:width="0.086cm" svg:height="0.743cm" svg:x="5.115cm" svg:y="2.989cm" svg:viewBox="0 0 87 744" draw:points="0,0 0,744 87,744 87,0">
          <text:p/>
        </draw:polygon>
        <draw:polygon draw:style-name="gr36" draw:text-style-name="P36" draw:layer="layout" svg:width="0.086cm" svg:height="0.743cm" svg:x="5.201cm" svg:y="2.989cm" svg:viewBox="0 0 87 744" draw:points="0,0 0,744 87,744 87,0">
          <text:p/>
        </draw:polygon>
        <draw:polygon draw:style-name="gr36" draw:text-style-name="P36" draw:layer="layout" svg:width="0.086cm" svg:height="0.743cm" svg:x="5.287cm" svg:y="2.989cm" svg:viewBox="0 0 87 744" draw:points="0,0 0,744 87,744 87,0">
          <text:p/>
        </draw:polygon>
        <draw:polygon draw:style-name="gr37" draw:text-style-name="P37" draw:layer="layout" svg:width="0.087cm" svg:height="0.743cm" svg:x="5.373cm" svg:y="2.989cm" svg:viewBox="0 0 88 744" draw:points="0,0 0,744 88,744 88,0">
          <text:p/>
        </draw:polygon>
        <draw:polygon draw:style-name="gr37" draw:text-style-name="P37" draw:layer="layout" svg:width="0.086cm" svg:height="0.743cm" svg:x="5.46cm" svg:y="2.989cm" svg:viewBox="0 0 87 744" draw:points="0,0 0,744 87,744 87,0">
          <text:p/>
        </draw:polygon>
        <draw:polygon draw:style-name="gr38" draw:text-style-name="P38" draw:layer="layout" svg:width="0.086cm" svg:height="0.743cm" svg:x="5.546cm" svg:y="2.989cm" svg:viewBox="0 0 87 744" draw:points="0,0 0,744 87,744 87,0">
          <text:p/>
        </draw:polygon>
        <draw:polygon draw:style-name="gr38" draw:text-style-name="P38" draw:layer="layout" svg:width="0.086cm" svg:height="0.743cm" svg:x="5.632cm" svg:y="2.989cm" svg:viewBox="0 0 87 744" draw:points="0,0 0,744 87,744 87,0">
          <text:p/>
        </draw:polygon>
        <draw:polygon draw:style-name="gr38" draw:text-style-name="P38" draw:layer="layout" svg:width="0.086cm" svg:height="0.743cm" svg:x="5.718cm" svg:y="2.989cm" svg:viewBox="0 0 87 744" draw:points="0,0 0,744 87,744 87,0">
          <text:p/>
        </draw:polygon>
        <draw:polygon draw:style-name="gr35" draw:text-style-name="P35" draw:layer="layout" svg:width="0.086cm" svg:height="0.743cm" svg:x="5.804cm" svg:y="2.989cm" svg:viewBox="0 0 87 744" draw:points="0,0 0,744 87,744 87,0">
          <text:p/>
        </draw:polygon>
        <draw:polygon draw:style-name="gr35" draw:text-style-name="P35" draw:layer="layout" svg:width="0.086cm" svg:height="0.743cm" svg:x="5.89cm" svg:y="2.989cm" svg:viewBox="0 0 87 744" draw:points="0,0 0,744 87,744 87,0">
          <text:p/>
        </draw:polygon>
        <draw:polygon draw:style-name="gr38" draw:text-style-name="P38" draw:layer="layout" svg:width="0.086cm" svg:height="0.743cm" svg:x="5.976cm" svg:y="2.989cm" svg:viewBox="0 0 87 744" draw:points="0,0 0,744 87,744 87,0">
          <text:p/>
        </draw:polygon>
        <draw:polygon draw:style-name="gr37" draw:text-style-name="P37" draw:layer="layout" svg:width="0.088cm" svg:height="0.743cm" svg:x="6.062cm" svg:y="2.989cm" svg:viewBox="0 0 89 744" draw:points="0,0 0,744 89,744 89,0">
          <text:p/>
        </draw:polygon>
        <draw:polygon draw:style-name="gr37" draw:text-style-name="P37" draw:layer="layout" svg:width="0.086cm" svg:height="0.743cm" svg:x="6.149cm" svg:y="2.989cm" svg:viewBox="0 0 87 744" draw:points="0,0 0,744 87,744 87,0">
          <text:p/>
        </draw:polygon>
        <draw:polygon draw:style-name="gr39" draw:text-style-name="P39" draw:layer="layout" svg:width="0.086cm" svg:height="0.743cm" svg:x="6.235cm" svg:y="2.989cm" svg:viewBox="0 0 87 744" draw:points="0,0 0,744 87,744 87,0">
          <text:p/>
        </draw:polygon>
        <draw:polygon draw:style-name="gr39" draw:text-style-name="P39" draw:layer="layout" svg:width="0.086cm" svg:height="0.743cm" svg:x="6.321cm" svg:y="2.989cm" svg:viewBox="0 0 87 744" draw:points="0,0 0,744 87,744 87,0">
          <text:p/>
        </draw:polygon>
        <draw:polygon draw:style-name="gr34" draw:text-style-name="P34" draw:layer="layout" svg:width="0.086cm" svg:height="0.743cm" svg:x="6.407cm" svg:y="2.989cm" svg:viewBox="0 0 87 744" draw:points="0,0 0,744 87,744 87,0">
          <text:p/>
        </draw:polygon>
        <draw:polygon draw:style-name="gr40" draw:text-style-name="P40" draw:layer="layout" svg:width="0.086cm" svg:height="0.743cm" svg:x="6.493cm" svg:y="2.989cm" svg:viewBox="0 0 87 744" draw:points="0,0 0,744 87,744 87,0">
          <text:p/>
        </draw:polygon>
        <draw:polygon draw:style-name="gr41" draw:text-style-name="P41" draw:layer="layout" svg:width="0.086cm" svg:height="0.743cm" svg:x="6.579cm" svg:y="2.989cm" svg:viewBox="0 0 87 744" draw:points="0,0 0,744 87,744 87,0">
          <text:p/>
        </draw:polygon>
        <draw:polygon draw:style-name="gr33" draw:text-style-name="P33" draw:layer="layout" svg:width="0.086cm" svg:height="0.743cm" svg:x="6.665cm" svg:y="2.989cm" svg:viewBox="0 0 87 744" draw:points="0,0 0,744 87,744 87,0">
          <text:p/>
        </draw:polygon>
        <draw:polygon draw:style-name="gr42" draw:text-style-name="P42" draw:layer="layout" svg:width="0.087cm" svg:height="0.743cm" svg:x="6.751cm" svg:y="2.989cm" svg:viewBox="0 0 88 744" draw:points="0,0 0,744 88,744 88,0">
          <text:p/>
        </draw:polygon>
        <draw:polygon draw:style-name="gr21" draw:text-style-name="P21" draw:layer="layout" svg:width="0.086cm" svg:height="0.743cm" svg:x="6.838cm" svg:y="2.989cm" svg:viewBox="0 0 87 744" draw:points="0,0 0,744 87,744 87,0">
          <text:p/>
        </draw:polygon>
        <draw:polygon draw:style-name="gr43" draw:text-style-name="P43" draw:layer="layout" svg:width="0.086cm" svg:height="0.743cm" svg:x="6.924cm" svg:y="2.989cm" svg:viewBox="0 0 87 744" draw:points="0,0 0,744 87,744 87,0">
          <text:p/>
        </draw:polygon>
        <draw:polygon draw:style-name="gr44" draw:text-style-name="P44" draw:layer="layout" svg:width="0.086cm" svg:height="0.743cm" svg:x="7.01cm" svg:y="2.989cm" svg:viewBox="0 0 87 744" draw:points="0,0 0,744 87,744 87,0">
          <text:p/>
        </draw:polygon>
        <draw:polygon draw:style-name="gr10" draw:text-style-name="P10" draw:layer="layout" svg:width="0.086cm" svg:height="0.743cm" svg:x="7.096cm" svg:y="2.989cm" svg:viewBox="0 0 87 744" draw:points="0,0 0,744 87,744 87,0">
          <text:p/>
        </draw:polygon>
        <draw:polygon draw:style-name="gr10" draw:text-style-name="P10" draw:layer="layout" svg:width="0.086cm" svg:height="0.743cm" svg:x="7.182cm" svg:y="2.989cm" svg:viewBox="0 0 87 744" draw:points="0,0 0,744 87,744 87,0">
          <text:p/>
        </draw:polygon>
        <draw:polygon draw:style-name="gr10" draw:text-style-name="P10" draw:layer="layout" svg:width="0.086cm" svg:height="0.743cm" svg:x="7.268cm" svg:y="2.989cm" svg:viewBox="0 0 87 744" draw:points="0,0 0,744 87,744 87,0">
          <text:p/>
        </draw:polygon>
        <draw:polygon draw:style-name="gr10" draw:text-style-name="P10" draw:layer="layout" svg:width="0.086cm" svg:height="0.743cm" svg:x="7.354cm" svg:y="2.989cm" svg:viewBox="0 0 87 744" draw:points="0,0 0,744 87,744 87,0">
          <text:p/>
        </draw:polygon>
        <draw:polygon draw:style-name="gr10" draw:text-style-name="P10" draw:layer="layout" svg:width="0.086cm" svg:height="0.743cm" svg:x="7.44cm" svg:y="2.989cm" svg:viewBox="0 0 87 744" draw:points="0,0 0,744 87,744 87,0">
          <text:p/>
        </draw:polygon>
        <draw:polygon draw:style-name="gr10" draw:text-style-name="P10" draw:layer="layout" svg:width="0.087cm" svg:height="0.743cm" svg:x="7.526cm" svg:y="2.989cm" svg:viewBox="0 0 88 744" draw:points="0,0 0,744 88,744 88,0">
          <text:p/>
        </draw:polygon>
        <draw:polygon draw:style-name="gr10" draw:text-style-name="P10" draw:layer="layout" svg:width="0.086cm" svg:height="0.743cm" svg:x="7.613cm" svg:y="2.989cm" svg:viewBox="0 0 87 744" draw:points="0,0 0,744 87,744 87,0">
          <text:p/>
        </draw:polygon>
        <draw:polygon draw:style-name="gr10" draw:text-style-name="P10" draw:layer="layout" svg:width="0.086cm" svg:height="0.743cm" svg:x="7.699cm" svg:y="2.989cm" svg:viewBox="0 0 87 744" draw:points="0,0 0,744 87,744 87,0">
          <text:p/>
        </draw:polygon>
        <draw:polygon draw:style-name="gr10" draw:text-style-name="P10" draw:layer="layout" svg:width="0.086cm" svg:height="0.743cm" svg:x="7.785cm" svg:y="2.989cm" svg:viewBox="0 0 87 744" draw:points="0,0 0,744 87,744 87,0">
          <text:p/>
        </draw:polygon>
        <draw:polygon draw:style-name="gr10" draw:text-style-name="P10" draw:layer="layout" svg:width="0.086cm" svg:height="0.743cm" svg:x="7.871cm" svg:y="2.989cm" svg:viewBox="0 0 87 744" draw:points="0,0 0,744 87,744 87,0">
          <text:p/>
        </draw:polygon>
        <draw:polygon draw:style-name="gr10" draw:text-style-name="P10" draw:layer="layout" svg:width="0.086cm" svg:height="0.743cm" svg:x="7.957cm" svg:y="2.989cm" svg:viewBox="0 0 87 744" draw:points="0,0 0,744 87,744 87,0">
          <text:p/>
        </draw:polygon>
        <draw:polygon draw:style-name="gr10" draw:text-style-name="P10" draw:layer="layout" svg:width="0.086cm" svg:height="0.743cm" svg:x="8.043cm" svg:y="2.989cm" svg:viewBox="0 0 87 744" draw:points="0,0 0,744 87,744 87,0">
          <text:p/>
        </draw:polygon>
        <draw:polygon draw:style-name="gr10" draw:text-style-name="P10" draw:layer="layout" svg:width="0.086cm" svg:height="0.743cm" svg:x="8.129cm" svg:y="2.989cm" svg:viewBox="0 0 87 744" draw:points="0,0 0,744 87,744 87,0">
          <text:p/>
        </draw:polygon>
        <draw:polygon draw:style-name="gr10" draw:text-style-name="P10" draw:layer="layout" svg:width="0.087cm" svg:height="0.743cm" svg:x="8.215cm" svg:y="2.989cm" svg:viewBox="0 0 88 744" draw:points="0,0 0,744 88,744 88,0">
          <text:p/>
        </draw:polygon>
        <draw:polygon draw:style-name="gr10" draw:text-style-name="P10" draw:layer="layout" svg:width="0.086cm" svg:height="0.743cm" svg:x="8.302cm" svg:y="2.989cm" svg:viewBox="0 0 87 744" draw:points="0,0 0,744 87,744 87,0">
          <text:p/>
        </draw:polygon>
        <draw:polygon draw:style-name="gr10" draw:text-style-name="P10" draw:layer="layout" svg:width="0.086cm" svg:height="0.743cm" svg:x="8.388cm" svg:y="2.989cm" svg:viewBox="0 0 87 744" draw:points="0,0 0,744 87,744 87,0">
          <text:p/>
        </draw:polygon>
        <draw:polygon draw:style-name="gr10" draw:text-style-name="P10" draw:layer="layout" svg:width="0.086cm" svg:height="0.743cm" svg:x="8.474cm" svg:y="2.989cm" svg:viewBox="0 0 87 744" draw:points="0,0 0,744 87,744 87,0">
          <text:p/>
        </draw:polygon>
        <draw:polygon draw:style-name="gr10" draw:text-style-name="P10" draw:layer="layout" svg:width="0.086cm" svg:height="0.743cm" svg:x="3.048cm" svg:y="3.732cm" svg:viewBox="0 0 87 744" draw:points="0,0 0,744 87,744 87,0">
          <text:p/>
        </draw:polygon>
        <draw:polygon draw:style-name="gr10" draw:text-style-name="P10" draw:layer="layout" svg:width="0.086cm" svg:height="0.743cm" svg:x="3.134cm" svg:y="3.732cm" svg:viewBox="0 0 87 744" draw:points="0,0 0,744 87,744 87,0">
          <text:p/>
        </draw:polygon>
        <draw:polygon draw:style-name="gr10" draw:text-style-name="P10" draw:layer="layout" svg:width="0.087cm" svg:height="0.743cm" svg:x="3.22cm" svg:y="3.732cm" svg:viewBox="0 0 88 744" draw:points="0,0 0,744 88,744 88,0">
          <text:p/>
        </draw:polygon>
        <draw:polygon draw:style-name="gr10" draw:text-style-name="P10" draw:layer="layout" svg:width="0.086cm" svg:height="0.743cm" svg:x="3.307cm" svg:y="3.732cm" svg:viewBox="0 0 87 744" draw:points="0,0 0,744 87,744 87,0">
          <text:p/>
        </draw:polygon>
        <draw:polygon draw:style-name="gr10" draw:text-style-name="P10" draw:layer="layout" svg:width="0.086cm" svg:height="0.743cm" svg:x="3.393cm" svg:y="3.732cm" svg:viewBox="0 0 87 744" draw:points="0,0 0,744 87,744 87,0">
          <text:p/>
        </draw:polygon>
        <draw:polygon draw:style-name="gr10" draw:text-style-name="P10" draw:layer="layout" svg:width="0.086cm" svg:height="0.743cm" svg:x="3.479cm" svg:y="3.732cm" svg:viewBox="0 0 87 744" draw:points="0,0 0,744 87,744 87,0">
          <text:p/>
        </draw:polygon>
        <draw:polygon draw:style-name="gr10" draw:text-style-name="P10" draw:layer="layout" svg:width="0.086cm" svg:height="0.743cm" svg:x="3.565cm" svg:y="3.732cm" svg:viewBox="0 0 87 744" draw:points="0,0 0,744 87,744 87,0">
          <text:p/>
        </draw:polygon>
        <draw:polygon draw:style-name="gr10" draw:text-style-name="P10" draw:layer="layout" svg:width="0.086cm" svg:height="0.743cm" svg:x="3.651cm" svg:y="3.732cm" svg:viewBox="0 0 87 744" draw:points="0,0 0,744 87,744 87,0">
          <text:p/>
        </draw:polygon>
        <draw:polygon draw:style-name="gr10" draw:text-style-name="P10" draw:layer="layout" svg:width="0.086cm" svg:height="0.743cm" svg:x="3.737cm" svg:y="3.732cm" svg:viewBox="0 0 87 744" draw:points="0,0 0,744 87,744 87,0">
          <text:p/>
        </draw:polygon>
        <draw:polygon draw:style-name="gr10" draw:text-style-name="P10" draw:layer="layout" svg:width="0.086cm" svg:height="0.743cm" svg:x="3.823cm" svg:y="3.732cm" svg:viewBox="0 0 87 744" draw:points="0,0 0,744 87,744 87,0">
          <text:p/>
        </draw:polygon>
        <draw:polygon draw:style-name="gr10" draw:text-style-name="P10" draw:layer="layout" svg:width="0.087cm" svg:height="0.743cm" svg:x="3.909cm" svg:y="3.732cm" svg:viewBox="0 0 88 744" draw:points="0,0 0,744 88,744 88,0">
          <text:p/>
        </draw:polygon>
        <draw:polygon draw:style-name="gr10" draw:text-style-name="P10" draw:layer="layout" svg:width="0.086cm" svg:height="0.743cm" svg:x="3.996cm" svg:y="3.732cm" svg:viewBox="0 0 87 744" draw:points="0,0 0,744 87,744 87,0">
          <text:p/>
        </draw:polygon>
        <draw:polygon draw:style-name="gr10" draw:text-style-name="P10" draw:layer="layout" svg:width="0.086cm" svg:height="0.743cm" svg:x="4.082cm" svg:y="3.732cm" svg:viewBox="0 0 87 744" draw:points="0,0 0,744 87,744 87,0">
          <text:p/>
        </draw:polygon>
        <draw:polygon draw:style-name="gr10" draw:text-style-name="P10" draw:layer="layout" svg:width="0.086cm" svg:height="0.743cm" svg:x="4.168cm" svg:y="3.732cm" svg:viewBox="0 0 87 744" draw:points="0,0 0,744 87,744 87,0">
          <text:p/>
        </draw:polygon>
        <draw:polygon draw:style-name="gr10" draw:text-style-name="P10" draw:layer="layout" svg:width="0.086cm" svg:height="0.743cm" svg:x="4.254cm" svg:y="3.732cm" svg:viewBox="0 0 87 744" draw:points="0,0 0,744 87,744 87,0">
          <text:p/>
        </draw:polygon>
        <draw:polygon draw:style-name="gr10" draw:text-style-name="P10" draw:layer="layout" svg:width="0.086cm" svg:height="0.743cm" svg:x="4.34cm" svg:y="3.732cm" svg:viewBox="0 0 87 744" draw:points="0,0 0,744 87,744 87,0">
          <text:p/>
        </draw:polygon>
        <draw:polygon draw:style-name="gr10" draw:text-style-name="P10" draw:layer="layout" svg:width="0.086cm" svg:height="0.743cm" svg:x="4.426cm" svg:y="3.732cm" svg:viewBox="0 0 87 744" draw:points="0,0 0,744 87,744 87,0">
          <text:p/>
        </draw:polygon>
        <draw:polygon draw:style-name="gr10" draw:text-style-name="P10" draw:layer="layout" svg:width="0.086cm" svg:height="0.743cm" svg:x="4.512cm" svg:y="3.732cm" svg:viewBox="0 0 87 744" draw:points="0,0 0,744 87,744 87,0">
          <text:p/>
        </draw:polygon>
        <draw:polygon draw:style-name="gr10" draw:text-style-name="P10" draw:layer="layout" svg:width="0.086cm" svg:height="0.743cm" svg:x="4.598cm" svg:y="3.732cm" svg:viewBox="0 0 87 744" draw:points="0,0 0,744 87,744 87,0">
          <text:p/>
        </draw:polygon>
        <draw:polygon draw:style-name="gr10" draw:text-style-name="P10" draw:layer="layout" svg:width="0.087cm" svg:height="0.743cm" svg:x="4.684cm" svg:y="3.732cm" svg:viewBox="0 0 88 744" draw:points="0,0 0,744 88,744 88,0">
          <text:p/>
        </draw:polygon>
        <draw:polygon draw:style-name="gr10" draw:text-style-name="P10" draw:layer="layout" svg:width="0.086cm" svg:height="0.743cm" svg:x="4.771cm" svg:y="3.732cm" svg:viewBox="0 0 87 744" draw:points="0,0 0,744 87,744 87,0">
          <text:p/>
        </draw:polygon>
        <draw:polygon draw:style-name="gr10" draw:text-style-name="P10" draw:layer="layout" svg:width="0.086cm" svg:height="0.743cm" svg:x="4.857cm" svg:y="3.732cm" svg:viewBox="0 0 87 744" draw:points="0,0 0,744 87,744 87,0">
          <text:p/>
        </draw:polygon>
        <draw:polygon draw:style-name="gr10" draw:text-style-name="P10" draw:layer="layout" svg:width="0.086cm" svg:height="0.743cm" svg:x="4.943cm" svg:y="3.732cm" svg:viewBox="0 0 87 744" draw:points="0,0 0,744 87,744 87,0">
          <text:p/>
        </draw:polygon>
        <draw:polygon draw:style-name="gr10" draw:text-style-name="P10" draw:layer="layout" svg:width="0.086cm" svg:height="0.743cm" svg:x="5.029cm" svg:y="3.732cm" svg:viewBox="0 0 87 744" draw:points="0,0 0,744 87,744 87,0">
          <text:p/>
        </draw:polygon>
        <draw:polygon draw:style-name="gr10" draw:text-style-name="P10" draw:layer="layout" svg:width="0.086cm" svg:height="0.743cm" svg:x="5.115cm" svg:y="3.732cm" svg:viewBox="0 0 87 744" draw:points="0,0 0,744 87,744 87,0">
          <text:p/>
        </draw:polygon>
        <draw:polygon draw:style-name="gr10" draw:text-style-name="P10" draw:layer="layout" svg:width="0.086cm" svg:height="0.743cm" svg:x="5.201cm" svg:y="3.732cm" svg:viewBox="0 0 87 744" draw:points="0,0 0,744 87,744 87,0">
          <text:p/>
        </draw:polygon>
        <draw:polygon draw:style-name="gr10" draw:text-style-name="P10" draw:layer="layout" svg:width="0.086cm" svg:height="0.743cm" svg:x="5.287cm" svg:y="3.732cm" svg:viewBox="0 0 87 744" draw:points="0,0 0,744 87,744 87,0">
          <text:p/>
        </draw:polygon>
        <draw:polygon draw:style-name="gr10" draw:text-style-name="P10" draw:layer="layout" svg:width="0.087cm" svg:height="0.743cm" svg:x="5.373cm" svg:y="3.732cm" svg:viewBox="0 0 88 744" draw:points="0,0 0,744 88,744 88,0">
          <text:p/>
        </draw:polygon>
        <draw:polygon draw:style-name="gr10" draw:text-style-name="P10" draw:layer="layout" svg:width="0.086cm" svg:height="0.743cm" svg:x="5.46cm" svg:y="3.732cm" svg:viewBox="0 0 87 744" draw:points="0,0 0,744 87,744 87,0">
          <text:p/>
        </draw:polygon>
        <draw:polygon draw:style-name="gr10" draw:text-style-name="P10" draw:layer="layout" svg:width="0.086cm" svg:height="0.743cm" svg:x="5.546cm" svg:y="3.732cm" svg:viewBox="0 0 87 744" draw:points="0,0 0,744 87,744 87,0">
          <text:p/>
        </draw:polygon>
        <draw:polygon draw:style-name="gr10" draw:text-style-name="P10" draw:layer="layout" svg:width="0.086cm" svg:height="0.743cm" svg:x="5.632cm" svg:y="3.732cm" svg:viewBox="0 0 87 744" draw:points="0,0 0,744 87,744 87,0">
          <text:p/>
        </draw:polygon>
        <draw:polygon draw:style-name="gr10" draw:text-style-name="P10" draw:layer="layout" svg:width="0.086cm" svg:height="0.743cm" svg:x="5.718cm" svg:y="3.732cm" svg:viewBox="0 0 87 744" draw:points="0,0 0,744 87,744 87,0">
          <text:p/>
        </draw:polygon>
        <draw:polygon draw:style-name="gr10" draw:text-style-name="P10" draw:layer="layout" svg:width="0.086cm" svg:height="0.743cm" svg:x="5.804cm" svg:y="3.732cm" svg:viewBox="0 0 87 744" draw:points="0,0 0,744 87,744 87,0">
          <text:p/>
        </draw:polygon>
        <draw:polygon draw:style-name="gr10" draw:text-style-name="P10" draw:layer="layout" svg:width="0.086cm" svg:height="0.743cm" svg:x="5.89cm" svg:y="3.732cm" svg:viewBox="0 0 87 744" draw:points="0,0 0,744 87,744 87,0">
          <text:p/>
        </draw:polygon>
        <draw:polygon draw:style-name="gr10" draw:text-style-name="P10" draw:layer="layout" svg:width="0.086cm" svg:height="0.743cm" svg:x="5.976cm" svg:y="3.732cm" svg:viewBox="0 0 87 744" draw:points="0,0 0,744 87,744 87,0">
          <text:p/>
        </draw:polygon>
        <draw:polygon draw:style-name="gr10" draw:text-style-name="P10" draw:layer="layout" svg:width="0.088cm" svg:height="0.743cm" svg:x="6.062cm" svg:y="3.732cm" svg:viewBox="0 0 89 744" draw:points="0,0 0,744 89,744 89,0">
          <text:p/>
        </draw:polygon>
        <draw:polygon draw:style-name="gr10" draw:text-style-name="P10" draw:layer="layout" svg:width="0.086cm" svg:height="0.743cm" svg:x="6.149cm" svg:y="3.732cm" svg:viewBox="0 0 87 744" draw:points="0,0 0,744 87,744 87,0">
          <text:p/>
        </draw:polygon>
        <draw:polygon draw:style-name="gr10" draw:text-style-name="P10" draw:layer="layout" svg:width="0.086cm" svg:height="0.743cm" svg:x="6.235cm" svg:y="3.732cm" svg:viewBox="0 0 87 744" draw:points="0,0 0,744 87,744 87,0">
          <text:p/>
        </draw:polygon>
        <draw:polygon draw:style-name="gr10" draw:text-style-name="P10" draw:layer="layout" svg:width="0.086cm" svg:height="0.743cm" svg:x="6.321cm" svg:y="3.732cm" svg:viewBox="0 0 87 744" draw:points="0,0 0,744 87,744 87,0">
          <text:p/>
        </draw:polygon>
        <draw:polygon draw:style-name="gr10" draw:text-style-name="P10" draw:layer="layout" svg:width="0.086cm" svg:height="0.743cm" svg:x="6.407cm" svg:y="3.732cm" svg:viewBox="0 0 87 744" draw:points="0,0 0,744 87,744 87,0">
          <text:p/>
        </draw:polygon>
        <draw:polygon draw:style-name="gr10" draw:text-style-name="P10" draw:layer="layout" svg:width="0.086cm" svg:height="0.743cm" svg:x="6.493cm" svg:y="3.732cm" svg:viewBox="0 0 87 744" draw:points="0,0 0,744 87,744 87,0">
          <text:p/>
        </draw:polygon>
        <draw:polygon draw:style-name="gr10" draw:text-style-name="P10" draw:layer="layout" svg:width="0.086cm" svg:height="0.743cm" svg:x="6.579cm" svg:y="3.732cm" svg:viewBox="0 0 87 744" draw:points="0,0 0,744 87,744 87,0">
          <text:p/>
        </draw:polygon>
        <draw:polygon draw:style-name="gr10" draw:text-style-name="P10" draw:layer="layout" svg:width="0.086cm" svg:height="0.743cm" svg:x="6.665cm" svg:y="3.732cm" svg:viewBox="0 0 87 744" draw:points="0,0 0,744 87,744 87,0">
          <text:p/>
        </draw:polygon>
        <draw:polygon draw:style-name="gr10" draw:text-style-name="P10" draw:layer="layout" svg:width="0.087cm" svg:height="0.743cm" svg:x="6.751cm" svg:y="3.732cm" svg:viewBox="0 0 88 744" draw:points="0,0 0,744 88,744 88,0">
          <text:p/>
        </draw:polygon>
        <draw:polygon draw:style-name="gr10" draw:text-style-name="P10" draw:layer="layout" svg:width="0.086cm" svg:height="0.743cm" svg:x="6.838cm" svg:y="3.732cm" svg:viewBox="0 0 87 744" draw:points="0,0 0,744 87,744 87,0">
          <text:p/>
        </draw:polygon>
        <draw:polygon draw:style-name="gr10" draw:text-style-name="P10" draw:layer="layout" svg:width="0.086cm" svg:height="0.743cm" svg:x="6.924cm" svg:y="3.732cm" svg:viewBox="0 0 87 744" draw:points="0,0 0,744 87,744 87,0">
          <text:p/>
        </draw:polygon>
        <draw:polygon draw:style-name="gr10" draw:text-style-name="P10" draw:layer="layout" svg:width="0.086cm" svg:height="0.743cm" svg:x="7.01cm" svg:y="3.732cm" svg:viewBox="0 0 87 744" draw:points="0,0 0,744 87,744 87,0">
          <text:p/>
        </draw:polygon>
        <draw:polygon draw:style-name="gr10" draw:text-style-name="P10" draw:layer="layout" svg:width="0.086cm" svg:height="0.743cm" svg:x="7.096cm" svg:y="3.732cm" svg:viewBox="0 0 87 744" draw:points="0,0 0,744 87,744 87,0">
          <text:p/>
        </draw:polygon>
        <draw:polygon draw:style-name="gr10" draw:text-style-name="P10" draw:layer="layout" svg:width="0.086cm" svg:height="0.743cm" svg:x="7.182cm" svg:y="3.732cm" svg:viewBox="0 0 87 744" draw:points="0,0 0,744 87,744 87,0">
          <text:p/>
        </draw:polygon>
        <draw:polygon draw:style-name="gr10" draw:text-style-name="P10" draw:layer="layout" svg:width="0.086cm" svg:height="0.743cm" svg:x="7.268cm" svg:y="3.732cm" svg:viewBox="0 0 87 744" draw:points="0,0 0,744 87,744 87,0">
          <text:p/>
        </draw:polygon>
        <draw:polygon draw:style-name="gr10" draw:text-style-name="P10" draw:layer="layout" svg:width="0.086cm" svg:height="0.743cm" svg:x="7.354cm" svg:y="3.732cm" svg:viewBox="0 0 87 744" draw:points="0,0 0,744 87,744 87,0">
          <text:p/>
        </draw:polygon>
        <draw:polygon draw:style-name="gr10" draw:text-style-name="P10" draw:layer="layout" svg:width="0.086cm" svg:height="0.743cm" svg:x="7.44cm" svg:y="3.732cm" svg:viewBox="0 0 87 744" draw:points="0,0 0,744 87,744 87,0">
          <text:p/>
        </draw:polygon>
        <draw:polygon draw:style-name="gr10" draw:text-style-name="P10" draw:layer="layout" svg:width="0.087cm" svg:height="0.743cm" svg:x="7.526cm" svg:y="3.732cm" svg:viewBox="0 0 88 744" draw:points="0,0 0,744 88,744 88,0">
          <text:p/>
        </draw:polygon>
        <draw:polygon draw:style-name="gr10" draw:text-style-name="P10" draw:layer="layout" svg:width="0.086cm" svg:height="0.743cm" svg:x="7.613cm" svg:y="3.732cm" svg:viewBox="0 0 87 744" draw:points="0,0 0,744 87,744 87,0">
          <text:p/>
        </draw:polygon>
        <draw:polygon draw:style-name="gr10" draw:text-style-name="P10" draw:layer="layout" svg:width="0.086cm" svg:height="0.743cm" svg:x="7.699cm" svg:y="3.732cm" svg:viewBox="0 0 87 744" draw:points="0,0 0,744 87,744 87,0">
          <text:p/>
        </draw:polygon>
        <draw:polygon draw:style-name="gr10" draw:text-style-name="P10" draw:layer="layout" svg:width="0.086cm" svg:height="0.743cm" svg:x="7.785cm" svg:y="3.732cm" svg:viewBox="0 0 87 744" draw:points="0,0 0,744 87,744 87,0">
          <text:p/>
        </draw:polygon>
        <draw:polygon draw:style-name="gr10" draw:text-style-name="P10" draw:layer="layout" svg:width="0.086cm" svg:height="0.743cm" svg:x="7.871cm" svg:y="3.732cm" svg:viewBox="0 0 87 744" draw:points="0,0 0,744 87,744 87,0">
          <text:p/>
        </draw:polygon>
        <draw:polygon draw:style-name="gr10" draw:text-style-name="P10" draw:layer="layout" svg:width="0.086cm" svg:height="0.743cm" svg:x="7.957cm" svg:y="3.732cm" svg:viewBox="0 0 87 744" draw:points="0,0 0,744 87,744 87,0">
          <text:p/>
        </draw:polygon>
        <draw:polygon draw:style-name="gr10" draw:text-style-name="P10" draw:layer="layout" svg:width="0.086cm" svg:height="0.743cm" svg:x="8.043cm" svg:y="3.732cm" svg:viewBox="0 0 87 744" draw:points="0,0 0,744 87,744 87,0">
          <text:p/>
        </draw:polygon>
        <draw:polygon draw:style-name="gr10" draw:text-style-name="P10" draw:layer="layout" svg:width="0.086cm" svg:height="0.743cm" svg:x="8.129cm" svg:y="3.732cm" svg:viewBox="0 0 87 744" draw:points="0,0 0,744 87,744 87,0">
          <text:p/>
        </draw:polygon>
        <draw:polygon draw:style-name="gr10" draw:text-style-name="P10" draw:layer="layout" svg:width="0.087cm" svg:height="0.743cm" svg:x="8.215cm" svg:y="3.732cm" svg:viewBox="0 0 88 744" draw:points="0,0 0,744 88,744 88,0">
          <text:p/>
        </draw:polygon>
        <draw:polygon draw:style-name="gr10" draw:text-style-name="P10" draw:layer="layout" svg:width="0.086cm" svg:height="0.743cm" svg:x="8.302cm" svg:y="3.732cm" svg:viewBox="0 0 87 744" draw:points="0,0 0,744 87,744 87,0">
          <text:p/>
        </draw:polygon>
        <draw:polygon draw:style-name="gr10" draw:text-style-name="P10" draw:layer="layout" svg:width="0.086cm" svg:height="0.743cm" svg:x="8.388cm" svg:y="3.732cm" svg:viewBox="0 0 87 744" draw:points="0,0 0,744 87,744 87,0">
          <text:p/>
        </draw:polygon>
        <draw:polygon draw:style-name="gr10" draw:text-style-name="P10" draw:layer="layout" svg:width="0.086cm" svg:height="0.743cm" svg:x="8.474cm" svg:y="3.732cm" svg:viewBox="0 0 87 744" draw:points="0,0 0,744 87,744 87,0">
          <text:p/>
        </draw:polygon>
        <draw:polygon draw:style-name="gr10" draw:text-style-name="P10" draw:layer="layout" svg:width="0.086cm" svg:height="0.743cm" svg:x="3.048cm" svg:y="4.475cm" svg:viewBox="0 0 87 744" draw:points="0,0 0,744 87,744 87,0">
          <text:p/>
        </draw:polygon>
        <draw:polygon draw:style-name="gr10" draw:text-style-name="P10" draw:layer="layout" svg:width="0.086cm" svg:height="0.743cm" svg:x="3.134cm" svg:y="4.475cm" svg:viewBox="0 0 87 744" draw:points="0,0 0,744 87,744 87,0">
          <text:p/>
        </draw:polygon>
        <draw:polygon draw:style-name="gr10" draw:text-style-name="P10" draw:layer="layout" svg:width="0.087cm" svg:height="0.743cm" svg:x="3.22cm" svg:y="4.475cm" svg:viewBox="0 0 88 744" draw:points="0,0 0,744 88,744 88,0">
          <text:p/>
        </draw:polygon>
        <draw:polygon draw:style-name="gr10" draw:text-style-name="P10" draw:layer="layout" svg:width="0.086cm" svg:height="0.743cm" svg:x="3.307cm" svg:y="4.475cm" svg:viewBox="0 0 87 744" draw:points="0,0 0,744 87,744 87,0">
          <text:p/>
        </draw:polygon>
        <draw:polygon draw:style-name="gr10" draw:text-style-name="P10" draw:layer="layout" svg:width="0.086cm" svg:height="0.743cm" svg:x="3.393cm" svg:y="4.475cm" svg:viewBox="0 0 87 744" draw:points="0,0 0,744 87,744 87,0">
          <text:p/>
        </draw:polygon>
        <draw:polygon draw:style-name="gr10" draw:text-style-name="P10" draw:layer="layout" svg:width="0.086cm" svg:height="0.743cm" svg:x="3.479cm" svg:y="4.475cm" svg:viewBox="0 0 87 744" draw:points="0,0 0,744 87,744 87,0">
          <text:p/>
        </draw:polygon>
        <draw:polygon draw:style-name="gr10" draw:text-style-name="P10" draw:layer="layout" svg:width="0.086cm" svg:height="0.743cm" svg:x="3.565cm" svg:y="4.475cm" svg:viewBox="0 0 87 744" draw:points="0,0 0,744 87,744 87,0">
          <text:p/>
        </draw:polygon>
        <draw:polygon draw:style-name="gr10" draw:text-style-name="P10" draw:layer="layout" svg:width="0.086cm" svg:height="0.743cm" svg:x="3.651cm" svg:y="4.475cm" svg:viewBox="0 0 87 744" draw:points="0,0 0,744 87,744 87,0">
          <text:p/>
        </draw:polygon>
        <draw:polygon draw:style-name="gr10" draw:text-style-name="P10" draw:layer="layout" svg:width="0.086cm" svg:height="0.743cm" svg:x="3.737cm" svg:y="4.475cm" svg:viewBox="0 0 87 744" draw:points="0,0 0,744 87,744 87,0">
          <text:p/>
        </draw:polygon>
        <draw:polygon draw:style-name="gr10" draw:text-style-name="P10" draw:layer="layout" svg:width="0.086cm" svg:height="0.743cm" svg:x="3.823cm" svg:y="4.475cm" svg:viewBox="0 0 87 744" draw:points="0,0 0,744 87,744 87,0">
          <text:p/>
        </draw:polygon>
        <draw:polygon draw:style-name="gr10" draw:text-style-name="P10" draw:layer="layout" svg:width="0.087cm" svg:height="0.743cm" svg:x="3.909cm" svg:y="4.475cm" svg:viewBox="0 0 88 744" draw:points="0,0 0,744 88,744 88,0">
          <text:p/>
        </draw:polygon>
        <draw:polygon draw:style-name="gr10" draw:text-style-name="P10" draw:layer="layout" svg:width="0.086cm" svg:height="0.743cm" svg:x="3.996cm" svg:y="4.475cm" svg:viewBox="0 0 87 744" draw:points="0,0 0,744 87,744 87,0">
          <text:p/>
        </draw:polygon>
        <draw:polygon draw:style-name="gr10" draw:text-style-name="P10" draw:layer="layout" svg:width="0.086cm" svg:height="0.743cm" svg:x="4.082cm" svg:y="4.475cm" svg:viewBox="0 0 87 744" draw:points="0,0 0,744 87,744 87,0">
          <text:p/>
        </draw:polygon>
        <draw:polygon draw:style-name="gr10" draw:text-style-name="P10" draw:layer="layout" svg:width="0.086cm" svg:height="0.743cm" svg:x="4.168cm" svg:y="4.475cm" svg:viewBox="0 0 87 744" draw:points="0,0 0,744 87,744 87,0">
          <text:p/>
        </draw:polygon>
        <draw:polygon draw:style-name="gr10" draw:text-style-name="P10" draw:layer="layout" svg:width="0.086cm" svg:height="0.743cm" svg:x="4.254cm" svg:y="4.475cm" svg:viewBox="0 0 87 744" draw:points="0,0 0,744 87,744 87,0">
          <text:p/>
        </draw:polygon>
        <draw:polygon draw:style-name="gr10" draw:text-style-name="P10" draw:layer="layout" svg:width="0.086cm" svg:height="0.743cm" svg:x="4.34cm" svg:y="4.475cm" svg:viewBox="0 0 87 744" draw:points="0,0 0,744 87,744 87,0">
          <text:p/>
        </draw:polygon>
        <draw:polygon draw:style-name="gr10" draw:text-style-name="P10" draw:layer="layout" svg:width="0.086cm" svg:height="0.743cm" svg:x="4.426cm" svg:y="4.475cm" svg:viewBox="0 0 87 744" draw:points="0,0 0,744 87,744 87,0">
          <text:p/>
        </draw:polygon>
        <draw:polygon draw:style-name="gr10" draw:text-style-name="P10" draw:layer="layout" svg:width="0.086cm" svg:height="0.743cm" svg:x="4.512cm" svg:y="4.475cm" svg:viewBox="0 0 87 744" draw:points="0,0 0,744 87,744 87,0">
          <text:p/>
        </draw:polygon>
        <draw:polygon draw:style-name="gr10" draw:text-style-name="P10" draw:layer="layout" svg:width="0.086cm" svg:height="0.743cm" svg:x="4.598cm" svg:y="4.475cm" svg:viewBox="0 0 87 744" draw:points="0,0 0,744 87,744 87,0">
          <text:p/>
        </draw:polygon>
        <draw:polygon draw:style-name="gr10" draw:text-style-name="P10" draw:layer="layout" svg:width="0.087cm" svg:height="0.743cm" svg:x="4.684cm" svg:y="4.475cm" svg:viewBox="0 0 88 744" draw:points="0,0 0,744 88,744 88,0">
          <text:p/>
        </draw:polygon>
        <draw:polygon draw:style-name="gr10" draw:text-style-name="P10" draw:layer="layout" svg:width="0.086cm" svg:height="0.743cm" svg:x="4.771cm" svg:y="4.475cm" svg:viewBox="0 0 87 744" draw:points="0,0 0,744 87,744 87,0">
          <text:p/>
        </draw:polygon>
        <draw:polygon draw:style-name="gr10" draw:text-style-name="P10" draw:layer="layout" svg:width="0.086cm" svg:height="0.743cm" svg:x="4.857cm" svg:y="4.475cm" svg:viewBox="0 0 87 744" draw:points="0,0 0,744 87,744 87,0">
          <text:p/>
        </draw:polygon>
        <draw:polygon draw:style-name="gr10" draw:text-style-name="P10" draw:layer="layout" svg:width="0.086cm" svg:height="0.743cm" svg:x="4.943cm" svg:y="4.475cm" svg:viewBox="0 0 87 744" draw:points="0,0 0,744 87,744 87,0">
          <text:p/>
        </draw:polygon>
        <draw:polygon draw:style-name="gr10" draw:text-style-name="P10" draw:layer="layout" svg:width="0.086cm" svg:height="0.743cm" svg:x="5.029cm" svg:y="4.475cm" svg:viewBox="0 0 87 744" draw:points="0,0 0,744 87,744 87,0">
          <text:p/>
        </draw:polygon>
        <draw:polygon draw:style-name="gr10" draw:text-style-name="P10" draw:layer="layout" svg:width="0.086cm" svg:height="0.743cm" svg:x="5.115cm" svg:y="4.475cm" svg:viewBox="0 0 87 744" draw:points="0,0 0,744 87,744 87,0">
          <text:p/>
        </draw:polygon>
        <draw:polygon draw:style-name="gr10" draw:text-style-name="P10" draw:layer="layout" svg:width="0.086cm" svg:height="0.743cm" svg:x="5.201cm" svg:y="4.475cm" svg:viewBox="0 0 87 744" draw:points="0,0 0,744 87,744 87,0">
          <text:p/>
        </draw:polygon>
        <draw:polygon draw:style-name="gr10" draw:text-style-name="P10" draw:layer="layout" svg:width="0.086cm" svg:height="0.743cm" svg:x="5.287cm" svg:y="4.475cm" svg:viewBox="0 0 87 744" draw:points="0,0 0,744 87,744 87,0">
          <text:p/>
        </draw:polygon>
        <draw:polygon draw:style-name="gr10" draw:text-style-name="P10" draw:layer="layout" svg:width="0.087cm" svg:height="0.743cm" svg:x="5.373cm" svg:y="4.475cm" svg:viewBox="0 0 88 744" draw:points="0,0 0,744 88,744 88,0">
          <text:p/>
        </draw:polygon>
        <draw:polygon draw:style-name="gr10" draw:text-style-name="P10" draw:layer="layout" svg:width="0.086cm" svg:height="0.743cm" svg:x="5.46cm" svg:y="4.475cm" svg:viewBox="0 0 87 744" draw:points="0,0 0,744 87,744 87,0">
          <text:p/>
        </draw:polygon>
        <draw:polygon draw:style-name="gr10" draw:text-style-name="P10" draw:layer="layout" svg:width="0.086cm" svg:height="0.743cm" svg:x="5.546cm" svg:y="4.475cm" svg:viewBox="0 0 87 744" draw:points="0,0 0,744 87,744 87,0">
          <text:p/>
        </draw:polygon>
        <draw:polygon draw:style-name="gr10" draw:text-style-name="P10" draw:layer="layout" svg:width="0.086cm" svg:height="0.743cm" svg:x="5.632cm" svg:y="4.475cm" svg:viewBox="0 0 87 744" draw:points="0,0 0,744 87,744 87,0">
          <text:p/>
        </draw:polygon>
        <draw:polygon draw:style-name="gr10" draw:text-style-name="P10" draw:layer="layout" svg:width="0.086cm" svg:height="0.743cm" svg:x="5.718cm" svg:y="4.475cm" svg:viewBox="0 0 87 744" draw:points="0,0 0,744 87,744 87,0">
          <text:p/>
        </draw:polygon>
        <draw:polygon draw:style-name="gr10" draw:text-style-name="P10" draw:layer="layout" svg:width="0.086cm" svg:height="0.743cm" svg:x="5.804cm" svg:y="4.475cm" svg:viewBox="0 0 87 744" draw:points="0,0 0,744 87,744 87,0">
          <text:p/>
        </draw:polygon>
        <draw:polygon draw:style-name="gr10" draw:text-style-name="P10" draw:layer="layout" svg:width="0.086cm" svg:height="0.743cm" svg:x="5.89cm" svg:y="4.475cm" svg:viewBox="0 0 87 744" draw:points="0,0 0,744 87,744 87,0">
          <text:p/>
        </draw:polygon>
        <draw:polygon draw:style-name="gr10" draw:text-style-name="P10" draw:layer="layout" svg:width="0.086cm" svg:height="0.743cm" svg:x="5.976cm" svg:y="4.475cm" svg:viewBox="0 0 87 744" draw:points="0,0 0,744 87,744 87,0">
          <text:p/>
        </draw:polygon>
        <draw:polygon draw:style-name="gr10" draw:text-style-name="P10" draw:layer="layout" svg:width="0.088cm" svg:height="0.743cm" svg:x="6.062cm" svg:y="4.475cm" svg:viewBox="0 0 89 744" draw:points="0,0 0,744 89,744 89,0">
          <text:p/>
        </draw:polygon>
        <draw:polygon draw:style-name="gr10" draw:text-style-name="P10" draw:layer="layout" svg:width="0.086cm" svg:height="0.743cm" svg:x="6.149cm" svg:y="4.475cm" svg:viewBox="0 0 87 744" draw:points="0,0 0,744 87,744 87,0">
          <text:p/>
        </draw:polygon>
        <draw:polygon draw:style-name="gr10" draw:text-style-name="P10" draw:layer="layout" svg:width="0.086cm" svg:height="0.743cm" svg:x="6.235cm" svg:y="4.475cm" svg:viewBox="0 0 87 744" draw:points="0,0 0,744 87,744 87,0">
          <text:p/>
        </draw:polygon>
        <draw:polygon draw:style-name="gr10" draw:text-style-name="P10" draw:layer="layout" svg:width="0.086cm" svg:height="0.743cm" svg:x="6.321cm" svg:y="4.475cm" svg:viewBox="0 0 87 744" draw:points="0,0 0,744 87,744 87,0">
          <text:p/>
        </draw:polygon>
        <draw:polygon draw:style-name="gr10" draw:text-style-name="P10" draw:layer="layout" svg:width="0.086cm" svg:height="0.743cm" svg:x="6.407cm" svg:y="4.475cm" svg:viewBox="0 0 87 744" draw:points="0,0 0,744 87,744 87,0">
          <text:p/>
        </draw:polygon>
        <draw:polygon draw:style-name="gr10" draw:text-style-name="P10" draw:layer="layout" svg:width="0.086cm" svg:height="0.743cm" svg:x="6.493cm" svg:y="4.475cm" svg:viewBox="0 0 87 744" draw:points="0,0 0,744 87,744 87,0">
          <text:p/>
        </draw:polygon>
        <draw:polygon draw:style-name="gr10" draw:text-style-name="P10" draw:layer="layout" svg:width="0.086cm" svg:height="0.743cm" svg:x="6.579cm" svg:y="4.475cm" svg:viewBox="0 0 87 744" draw:points="0,0 0,744 87,744 87,0">
          <text:p/>
        </draw:polygon>
        <draw:polygon draw:style-name="gr10" draw:text-style-name="P10" draw:layer="layout" svg:width="0.086cm" svg:height="0.743cm" svg:x="6.665cm" svg:y="4.475cm" svg:viewBox="0 0 87 744" draw:points="0,0 0,744 87,744 87,0">
          <text:p/>
        </draw:polygon>
        <draw:polygon draw:style-name="gr10" draw:text-style-name="P10" draw:layer="layout" svg:width="0.087cm" svg:height="0.743cm" svg:x="6.751cm" svg:y="4.475cm" svg:viewBox="0 0 88 744" draw:points="0,0 0,744 88,744 88,0">
          <text:p/>
        </draw:polygon>
        <draw:polygon draw:style-name="gr43" draw:text-style-name="P43" draw:layer="layout" svg:width="0.086cm" svg:height="0.743cm" svg:x="6.838cm" svg:y="4.475cm" svg:viewBox="0 0 87 744" draw:points="0,0 0,744 87,744 87,0">
          <text:p/>
        </draw:polygon>
        <draw:polygon draw:style-name="gr23" draw:text-style-name="P23" draw:layer="layout" svg:width="0.086cm" svg:height="0.743cm" svg:x="6.924cm" svg:y="4.475cm" svg:viewBox="0 0 87 744" draw:points="0,0 0,744 87,744 87,0">
          <text:p/>
        </draw:polygon>
        <draw:polygon draw:style-name="gr45" draw:text-style-name="P45" draw:layer="layout" svg:width="0.086cm" svg:height="0.743cm" svg:x="7.01cm" svg:y="4.475cm" svg:viewBox="0 0 87 744" draw:points="0,0 0,744 87,744 87,0">
          <text:p/>
        </draw:polygon>
        <draw:polygon draw:style-name="gr46" draw:text-style-name="P46" draw:layer="layout" svg:width="0.086cm" svg:height="0.743cm" svg:x="7.096cm" svg:y="4.475cm" svg:viewBox="0 0 87 744" draw:points="0,0 0,744 87,744 87,0">
          <text:p/>
        </draw:polygon>
        <draw:polygon draw:style-name="gr46" draw:text-style-name="P46" draw:layer="layout" svg:width="0.086cm" svg:height="0.743cm" svg:x="7.182cm" svg:y="4.475cm" svg:viewBox="0 0 87 744" draw:points="0,0 0,744 87,744 87,0">
          <text:p/>
        </draw:polygon>
        <draw:polygon draw:style-name="gr46" draw:text-style-name="P46" draw:layer="layout" svg:width="0.086cm" svg:height="0.743cm" svg:x="7.268cm" svg:y="4.475cm" svg:viewBox="0 0 87 744" draw:points="0,0 0,744 87,744 87,0">
          <text:p/>
        </draw:polygon>
        <draw:polygon draw:style-name="gr46" draw:text-style-name="P46" draw:layer="layout" svg:width="0.086cm" svg:height="0.743cm" svg:x="7.354cm" svg:y="4.475cm" svg:viewBox="0 0 87 744" draw:points="0,0 0,744 87,744 87,0">
          <text:p/>
        </draw:polygon>
        <draw:polygon draw:style-name="gr46" draw:text-style-name="P46" draw:layer="layout" svg:width="0.086cm" svg:height="0.743cm" svg:x="7.44cm" svg:y="4.475cm" svg:viewBox="0 0 87 744" draw:points="0,0 0,744 87,744 87,0">
          <text:p/>
        </draw:polygon>
        <draw:polygon draw:style-name="gr46" draw:text-style-name="P46" draw:layer="layout" svg:width="0.087cm" svg:height="0.743cm" svg:x="7.526cm" svg:y="4.475cm" svg:viewBox="0 0 88 744" draw:points="0,0 0,744 88,744 88,0">
          <text:p/>
        </draw:polygon>
        <draw:polygon draw:style-name="gr46" draw:text-style-name="P46" draw:layer="layout" svg:width="0.086cm" svg:height="0.743cm" svg:x="7.613cm" svg:y="4.475cm" svg:viewBox="0 0 87 744" draw:points="0,0 0,744 87,744 87,0">
          <text:p/>
        </draw:polygon>
        <draw:polygon draw:style-name="gr46" draw:text-style-name="P46" draw:layer="layout" svg:width="0.086cm" svg:height="0.743cm" svg:x="7.699cm" svg:y="4.475cm" svg:viewBox="0 0 87 744" draw:points="0,0 0,744 87,744 87,0">
          <text:p/>
        </draw:polygon>
        <draw:polygon draw:style-name="gr46" draw:text-style-name="P46" draw:layer="layout" svg:width="0.086cm" svg:height="0.743cm" svg:x="7.785cm" svg:y="4.475cm" svg:viewBox="0 0 87 744" draw:points="0,0 0,744 87,744 87,0">
          <text:p/>
        </draw:polygon>
        <draw:polygon draw:style-name="gr46" draw:text-style-name="P46" draw:layer="layout" svg:width="0.086cm" svg:height="0.743cm" svg:x="7.871cm" svg:y="4.475cm" svg:viewBox="0 0 87 744" draw:points="0,0 0,744 87,744 87,0">
          <text:p/>
        </draw:polygon>
        <draw:polygon draw:style-name="gr46" draw:text-style-name="P46" draw:layer="layout" svg:width="0.086cm" svg:height="0.743cm" svg:x="7.957cm" svg:y="4.475cm" svg:viewBox="0 0 87 744" draw:points="0,0 0,744 87,744 87,0">
          <text:p/>
        </draw:polygon>
        <draw:polygon draw:style-name="gr46" draw:text-style-name="P46" draw:layer="layout" svg:width="0.086cm" svg:height="0.743cm" svg:x="8.043cm" svg:y="4.475cm" svg:viewBox="0 0 87 744" draw:points="0,0 0,744 87,744 87,0">
          <text:p/>
        </draw:polygon>
        <draw:polygon draw:style-name="gr46" draw:text-style-name="P46" draw:layer="layout" svg:width="0.086cm" svg:height="0.743cm" svg:x="8.129cm" svg:y="4.475cm" svg:viewBox="0 0 87 744" draw:points="0,0 0,744 87,744 87,0">
          <text:p/>
        </draw:polygon>
        <draw:polygon draw:style-name="gr46" draw:text-style-name="P46" draw:layer="layout" svg:width="0.087cm" svg:height="0.743cm" svg:x="8.215cm" svg:y="4.475cm" svg:viewBox="0 0 88 744" draw:points="0,0 0,744 88,744 88,0">
          <text:p/>
        </draw:polygon>
        <draw:polygon draw:style-name="gr46" draw:text-style-name="P46" draw:layer="layout" svg:width="0.086cm" svg:height="0.743cm" svg:x="8.302cm" svg:y="4.475cm" svg:viewBox="0 0 87 744" draw:points="0,0 0,744 87,744 87,0">
          <text:p/>
        </draw:polygon>
        <draw:polygon draw:style-name="gr46" draw:text-style-name="P46" draw:layer="layout" svg:width="0.086cm" svg:height="0.743cm" svg:x="8.388cm" svg:y="4.475cm" svg:viewBox="0 0 87 744" draw:points="0,0 0,744 87,744 87,0">
          <text:p/>
        </draw:polygon>
        <draw:polygon draw:style-name="gr46" draw:text-style-name="P46" draw:layer="layout" svg:width="0.086cm" svg:height="0.743cm" svg:x="8.474cm" svg:y="4.475cm" svg:viewBox="0 0 87 744" draw:points="0,0 0,744 87,744 87,0">
          <text:p/>
        </draw:polygon>
        <draw:polygon draw:style-name="gr47" draw:text-style-name="P47" draw:layer="layout" svg:width="0cm" svg:height="0.123cm" svg:x="3.091cm" svg:y="5.218cm" svg:viewBox="0 0 0 124" draw:points="0,0 0,124">
          <text:p/>
        </draw:polygon>
        <draw:line draw:style-name="gr48" draw:text-style-name="P48" draw:layer="layout" svg:x1="3.091cm" svg:y1="5.218cm" svg:x2="3.091cm" svg:y2="5.342cm">
          <text:p/>
        </draw:line>
        <draw:polygon draw:style-name="gr47" draw:text-style-name="P47" draw:layer="layout" svg:width="0cm" svg:height="0.123cm" svg:x="3.522cm" svg:y="5.218cm" svg:viewBox="0 0 0 124" draw:points="0,0 0,124">
          <text:p/>
        </draw:polygon>
        <draw:line draw:style-name="gr48" draw:text-style-name="P48" draw:layer="layout" svg:x1="3.522cm" svg:y1="5.218cm" svg:x2="3.522cm" svg:y2="5.342cm">
          <text:p/>
        </draw:line>
        <draw:frame draw:style-name="gr49" draw:text-style-name="P50" draw:layer="layout" svg:width="0.352cm" svg:height="0.39cm" svg:x="3.004cm" svg:y="5.396cm">
          <draw:text-box>
            <text:p text:style-name="P49"><text:span text:style-name="T1">0</text:span></text:p>
          </draw:text-box>
        </draw:frame>
        <draw:polygon draw:style-name="gr47" draw:text-style-name="P47" draw:layer="layout" svg:width="0cm" svg:height="0.123cm" svg:x="3.952cm" svg:y="5.218cm" svg:viewBox="0 0 0 124" draw:points="0,0 0,124">
          <text:p/>
        </draw:polygon>
        <draw:line draw:style-name="gr48" draw:text-style-name="P48" draw:layer="layout" svg:x1="3.952cm" svg:y1="5.218cm" svg:x2="3.952cm" svg:y2="5.342cm">
          <text:p/>
        </draw:line>
        <draw:polygon draw:style-name="gr47" draw:text-style-name="P47" draw:layer="layout" svg:width="0cm" svg:height="0.123cm" svg:x="4.383cm" svg:y="5.218cm" svg:viewBox="0 0 0 124" draw:points="0,0 0,124">
          <text:p/>
        </draw:polygon>
        <draw:line draw:style-name="gr48" draw:text-style-name="P48" draw:layer="layout" svg:x1="4.383cm" svg:y1="5.218cm" svg:x2="4.383cm" svg:y2="5.342cm">
          <text:p/>
        </draw:line>
        <draw:polygon draw:style-name="gr47" draw:text-style-name="P47" draw:layer="layout" svg:width="0cm" svg:height="0.123cm" svg:x="4.814cm" svg:y="5.218cm" svg:viewBox="0 0 0 124" draw:points="0,0 0,124">
          <text:p/>
        </draw:polygon>
        <draw:line draw:style-name="gr48" draw:text-style-name="P48" draw:layer="layout" svg:x1="4.814cm" svg:y1="5.218cm" svg:x2="4.814cm" svg:y2="5.342cm">
          <text:p/>
        </draw:line>
        <draw:polygon draw:style-name="gr47" draw:text-style-name="P47" draw:layer="layout" svg:width="0cm" svg:height="0.123cm" svg:x="5.244cm" svg:y="5.218cm" svg:viewBox="0 0 0 124" draw:points="0,0 0,124">
          <text:p/>
        </draw:polygon>
        <draw:line draw:style-name="gr48" draw:text-style-name="P48" draw:layer="layout" svg:x1="5.244cm" svg:y1="5.218cm" svg:x2="5.244cm" svg:y2="5.342cm">
          <text:p/>
        </draw:line>
        <draw:polygon draw:style-name="gr47" draw:text-style-name="P47" draw:layer="layout" svg:width="0cm" svg:height="0.123cm" svg:x="5.675cm" svg:y="5.218cm" svg:viewBox="0 0 0 124" draw:points="0,0 0,124">
          <text:p/>
        </draw:polygon>
        <draw:line draw:style-name="gr48" draw:text-style-name="P48" draw:layer="layout" svg:x1="5.675cm" svg:y1="5.218cm" svg:x2="5.675cm" svg:y2="5.342cm">
          <text:p/>
        </draw:line>
        <draw:polygon draw:style-name="gr47" draw:text-style-name="P47" draw:layer="layout" svg:width="0cm" svg:height="0.123cm" svg:x="6.105cm" svg:y="5.218cm" svg:viewBox="0 0 0 124" draw:points="0,0 0,124">
          <text:p/>
        </draw:polygon>
        <draw:line draw:style-name="gr48" draw:text-style-name="P48" draw:layer="layout" svg:x1="6.105cm" svg:y1="5.218cm" svg:x2="6.105cm" svg:y2="5.342cm">
          <text:p/>
        </draw:line>
        <draw:polygon draw:style-name="gr47" draw:text-style-name="P47" draw:layer="layout" svg:width="0cm" svg:height="0.123cm" svg:x="6.536cm" svg:y="5.218cm" svg:viewBox="0 0 0 124" draw:points="0,0 0,124">
          <text:p/>
        </draw:polygon>
        <draw:line draw:style-name="gr48" draw:text-style-name="P48" draw:layer="layout" svg:x1="6.536cm" svg:y1="5.218cm" svg:x2="6.536cm" svg:y2="5.342cm">
          <text:p/>
        </draw:line>
        <draw:polygon draw:style-name="gr47" draw:text-style-name="P47" draw:layer="layout" svg:width="0cm" svg:height="0.123cm" svg:x="6.967cm" svg:y="5.218cm" svg:viewBox="0 0 0 124" draw:points="0,0 0,124">
          <text:p/>
        </draw:polygon>
        <draw:line draw:style-name="gr48" draw:text-style-name="P48" draw:layer="layout" svg:x1="6.967cm" svg:y1="5.218cm" svg:x2="6.967cm" svg:y2="5.342cm">
          <text:p/>
        </draw:line>
        <draw:polygon draw:style-name="gr47" draw:text-style-name="P47" draw:layer="layout" svg:width="0cm" svg:height="0.123cm" svg:x="7.397cm" svg:y="5.218cm" svg:viewBox="0 0 0 124" draw:points="0,0 0,124">
          <text:p/>
        </draw:polygon>
        <draw:line draw:style-name="gr48" draw:text-style-name="P48" draw:layer="layout" svg:x1="7.397cm" svg:y1="5.218cm" svg:x2="7.397cm" svg:y2="5.342cm">
          <text:p/>
        </draw:line>
        <draw:polygon draw:style-name="gr47" draw:text-style-name="P47" draw:layer="layout" svg:width="0cm" svg:height="0.123cm" svg:x="7.828cm" svg:y="5.218cm" svg:viewBox="0 0 0 124" draw:points="0,0 0,124">
          <text:p/>
        </draw:polygon>
        <draw:line draw:style-name="gr48" draw:text-style-name="P48" draw:layer="layout" svg:x1="7.828cm" svg:y1="5.218cm" svg:x2="7.828cm" svg:y2="5.342cm">
          <text:p/>
        </draw:line>
        <draw:frame draw:style-name="gr49" draw:text-style-name="P50" draw:layer="layout" svg:width="4.625cm" svg:height="0.39cm" svg:x="3.434cm" svg:y="5.396cm">
          <draw:text-box>
            <text:p text:style-name="P49"><text:span text:style-name="T1">5 10 15 20 25 30 35 40 45 50 55</text:span></text:p>
          </draw:text-box>
        </draw:frame>
        <draw:polygon draw:style-name="gr47" draw:text-style-name="P47" draw:layer="layout" svg:width="0.122cm" svg:height="0cm" svg:x="2.925cm" svg:y="1.131cm" svg:viewBox="0 0 123 0" draw:points="123,0 0,0">
          <text:p/>
        </draw:polygon>
        <draw:line draw:style-name="gr48" draw:text-style-name="P48" draw:layer="layout" svg:x1="3.048cm" svg:y1="1.131cm" svg:x2="2.925cm" svg:y2="1.131cm">
          <text:p/>
        </draw:line>
        <draw:frame draw:style-name="gr49" draw:text-style-name="P50" draw:layer="layout" svg:width="5.768cm" svg:height="0.39cm" svg:x="2.929cm" svg:y="5.857cm">
          <draw:text-box>
            <text:p text:style-name="P49"><text:span text:style-name="T1">single restored layer within Mamba-2.8b</text:span></text:p>
          </draw:text-box>
        </draw:frame>
        <draw:polygon draw:style-name="gr47" draw:text-style-name="P47" draw:layer="layout" svg:width="0.122cm" svg:height="0cm" svg:x="2.925cm" svg:y="1.874cm" svg:viewBox="0 0 123 0" draw:points="123,0 0,0">
          <text:p/>
        </draw:polygon>
        <draw:line draw:style-name="gr48" draw:text-style-name="P48" draw:layer="layout" svg:x1="3.048cm" svg:y1="1.874cm" svg:x2="2.925cm" svg:y2="1.874cm">
          <text:p/>
        </draw:line>
        <draw:frame draw:style-name="gr49" draw:text-style-name="P50" draw:layer="layout" svg:width="0.849cm" svg:height="0.39cm" svg:x="1.959cm" svg:y="0.939cm">
          <draw:text-box>
            <text:p text:style-name="P49"><text:span text:style-name="T1">prefix</text:span></text:p>
          </draw:text-box>
        </draw:frame>
        <draw:polygon draw:style-name="gr47" draw:text-style-name="P47" draw:layer="layout" svg:width="0.122cm" svg:height="0cm" svg:x="2.925cm" svg:y="2.617cm" svg:viewBox="0 0 123 0" draw:points="123,0 0,0">
          <text:p/>
        </draw:polygon>
        <draw:line draw:style-name="gr48" draw:text-style-name="P48" draw:layer="layout" svg:x1="3.048cm" svg:y1="2.617cm" svg:x2="2.925cm" svg:y2="2.617cm">
          <text:p/>
        </draw:line>
        <draw:frame draw:style-name="gr49" draw:text-style-name="P50" draw:layer="layout" svg:width="1.987cm" svg:height="0.39cm" svg:x="0.823cm" svg:y="1.683cm">
          <draw:text-box>
            <text:p text:style-name="P49"><text:span text:style-name="T1">subject_[:-2]*</text:span></text:p>
          </draw:text-box>
        </draw:frame>
        <draw:polygon draw:style-name="gr47" draw:text-style-name="P47" draw:layer="layout" svg:width="0.122cm" svg:height="0cm" svg:x="2.925cm" svg:y="3.36cm" svg:viewBox="0 0 123 0" draw:points="123,0 0,0">
          <text:p/>
        </draw:polygon>
        <draw:line draw:style-name="gr48" draw:text-style-name="P48" draw:layer="layout" svg:x1="3.048cm" svg:y1="3.36cm" svg:x2="2.925cm" svg:y2="3.36cm">
          <text:p/>
        </draw:line>
        <draw:frame draw:style-name="gr49" draw:text-style-name="P50" draw:layer="layout" svg:width="2.555cm" svg:height="0.39cm" svg:x="0.254cm" svg:y="2.426cm">
          <draw:text-box>
            <text:p text:style-name="P49"><text:span text:style-name="T1">subject_2nd_last*</text:span></text:p>
          </draw:text-box>
        </draw:frame>
        <draw:polygon draw:style-name="gr47" draw:text-style-name="P47" draw:layer="layout" svg:width="0.122cm" svg:height="0cm" svg:x="2.925cm" svg:y="4.103cm" svg:viewBox="0 0 123 0" draw:points="123,0 0,0">
          <text:p/>
        </draw:polygon>
        <draw:line draw:style-name="gr48" draw:text-style-name="P48" draw:layer="layout" svg:x1="3.048cm" svg:y1="4.103cm" svg:x2="2.925cm" svg:y2="4.103cm">
          <text:p/>
        </draw:line>
        <draw:frame draw:style-name="gr49" draw:text-style-name="P50" draw:layer="layout" svg:width="1.844cm" svg:height="0.39cm" svg:x="0.96cm" svg:y="3.169cm">
          <draw:text-box>
            <text:p text:style-name="P49"><text:span text:style-name="T1">subject_last*</text:span></text:p>
          </draw:text-box>
        </draw:frame>
        <draw:polygon draw:style-name="gr47" draw:text-style-name="P47" draw:layer="layout" svg:width="0.122cm" svg:height="0cm" svg:x="2.925cm" svg:y="4.847cm" svg:viewBox="0 0 123 0" draw:points="123,0 0,0">
          <text:p/>
        </draw:polygon>
        <draw:line draw:style-name="gr48" draw:text-style-name="P48" draw:layer="layout" svg:x1="3.048cm" svg:y1="4.847cm" svg:x2="2.925cm" svg:y2="4.847cm">
          <text:p/>
        </draw:line>
        <draw:frame draw:style-name="gr49" draw:text-style-name="P50" draw:layer="layout" svg:width="1.979cm" svg:height="0.39cm" svg:x="0.833cm" svg:y="3.912cm">
          <draw:text-box>
            <text:p text:style-name="P49"><text:span text:style-name="T1">further tokens</text:span></text:p>
          </draw:text-box>
        </draw:frame>
        <draw:line draw:style-name="gr50" draw:text-style-name="P48" draw:layer="layout" svg:x1="3.048cm" svg:y1="5.218cm" svg:x2="3.048cm" svg:y2="0.759cm">
          <text:p/>
        </draw:line>
        <draw:line draw:style-name="gr50" draw:text-style-name="P48" draw:layer="layout" svg:x1="8.56cm" svg:y1="5.218cm" svg:x2="8.56cm" svg:y2="0.759cm">
          <text:p/>
        </draw:line>
        <draw:line draw:style-name="gr50" draw:text-style-name="P48" draw:layer="layout" svg:x1="3.048cm" svg:y1="5.218cm" svg:x2="8.56cm" svg:y2="5.218cm">
          <text:p/>
        </draw:line>
        <draw:line draw:style-name="gr50" draw:text-style-name="P48" draw:layer="layout" svg:x1="3.048cm" svg:y1="0.759cm" svg:x2="8.56cm" svg:y2="0.759cm">
          <text:p/>
        </draw:line>
        <draw:frame draw:style-name="gr49" draw:text-style-name="P50" draw:layer="layout" svg:width="1.365cm" svg:height="0.39cm" svg:x="1.44cm" svg:y="4.655cm">
          <draw:text-box>
            <text:p text:style-name="P49"><text:span text:style-name="T1">last token</text:span></text:p>
          </draw:text-box>
        </draw:frame>
        <draw:polygon draw:style-name="gr1" draw:text-style-name="P1" draw:layer="layout" svg:width="0.223cm" svg:height="4.459cm" svg:x="8.904cm" svg:y="0.759cm" svg:viewBox="0 0 224 4460" draw:points="0,4460 224,4460 224,0 0,0">
          <text:p/>
        </draw:polygon>
        <draw:frame draw:style-name="gr51" draw:text-style-name="P48" draw:layer="layout" svg:width="0.228cm" svg:height="4.457cm" svg:x="8.903cm" svg:y="0.749cm">
          <draw:image xlink:href="Pictures/10000000000000120000015F791A39C6B6C562D0.png" xlink:type="simple" xlink:show="embed" xlink:actuate="onLoad" loext:mime-type="image/png">
            <text:p/>
          </draw:image>
        </draw:frame>
        <draw:polygon draw:style-name="gr47" draw:text-style-name="P47" draw:layer="layout" svg:width="0.123cm" svg:height="0cm" svg:x="9.127cm" svg:y="5.218cm" svg:viewBox="0 0 124 0" draw:points="0,0 124,0">
          <text:p/>
        </draw:polygon>
        <draw:line draw:style-name="gr48" draw:text-style-name="P48" draw:layer="layout" svg:x1="9.127cm" svg:y1="5.218cm" svg:x2="9.251cm" svg:y2="5.218cm">
          <text:p/>
        </draw:line>
        <draw:polygon draw:style-name="gr47" draw:text-style-name="P47" draw:layer="layout" svg:width="0.123cm" svg:height="0cm" svg:x="9.127cm" svg:y="4.103cm" svg:viewBox="0 0 124 0" draw:points="0,0 124,0">
          <text:p/>
        </draw:polygon>
        <draw:line draw:style-name="gr48" draw:text-style-name="P48" draw:layer="layout" svg:x1="9.127cm" svg:y1="4.103cm" svg:x2="9.251cm" svg:y2="4.103cm">
          <text:p/>
        </draw:line>
        <draw:frame draw:style-name="gr49" draw:text-style-name="P50" draw:layer="layout" svg:width="0.447cm" svg:height="0.39cm" svg:x="9.375cm" svg:y="5.027cm">
          <draw:text-box>
            <text:p text:style-name="P49"><text:span text:style-name="T1">0.0</text:span></text:p>
          </draw:text-box>
        </draw:frame>
        <draw:polygon draw:style-name="gr47" draw:text-style-name="P47" draw:layer="layout" svg:width="0.123cm" svg:height="0cm" svg:x="9.127cm" svg:y="2.989cm" svg:viewBox="0 0 124 0" draw:points="0,0 124,0">
          <text:p/>
        </draw:polygon>
        <draw:line draw:style-name="gr48" draw:text-style-name="P48" draw:layer="layout" svg:x1="9.127cm" svg:y1="2.989cm" svg:x2="9.251cm" svg:y2="2.989cm">
          <text:p/>
        </draw:line>
        <draw:frame draw:style-name="gr49" draw:text-style-name="P50" draw:layer="layout" svg:width="0.447cm" svg:height="0.39cm" svg:x="9.375cm" svg:y="3.912cm">
          <draw:text-box>
            <text:p text:style-name="P49"><text:span text:style-name="T1">0.2</text:span></text:p>
          </draw:text-box>
        </draw:frame>
        <draw:polygon draw:style-name="gr47" draw:text-style-name="P47" draw:layer="layout" svg:width="0.123cm" svg:height="0cm" svg:x="9.127cm" svg:y="1.874cm" svg:viewBox="0 0 124 0" draw:points="0,0 124,0">
          <text:p/>
        </draw:polygon>
        <draw:line draw:style-name="gr48" draw:text-style-name="P48" draw:layer="layout" svg:x1="9.127cm" svg:y1="1.874cm" svg:x2="9.251cm" svg:y2="1.874cm">
          <text:p/>
        </draw:line>
        <draw:frame draw:style-name="gr49" draw:text-style-name="P50" draw:layer="layout" svg:width="0.447cm" svg:height="0.39cm" svg:x="9.375cm" svg:y="2.797cm">
          <draw:text-box>
            <text:p text:style-name="P49"><text:span text:style-name="T1">0.4</text:span></text:p>
          </draw:text-box>
        </draw:frame>
        <draw:polygon draw:style-name="gr47" draw:text-style-name="P47" draw:layer="layout" svg:width="0.123cm" svg:height="0cm" svg:x="9.127cm" svg:y="0.759cm" svg:viewBox="0 0 124 0" draw:points="0,0 124,0">
          <text:p/>
        </draw:polygon>
        <draw:line draw:style-name="gr48" draw:text-style-name="P48" draw:layer="layout" svg:x1="9.127cm" svg:y1="0.759cm" svg:x2="9.251cm" svg:y2="0.759cm">
          <text:p/>
        </draw:line>
        <draw:frame draw:style-name="gr49" draw:text-style-name="P50" draw:layer="layout" svg:width="0.447cm" svg:height="0.39cm" svg:x="9.375cm" svg:y="1.682cm">
          <draw:text-box>
            <text:p text:style-name="P49"><text:span text:style-name="T1">0.6</text:span></text:p>
          </draw:text-box>
        </draw:frame>
        <draw:polygon draw:style-name="gr50" draw:text-style-name="P48" draw:layer="layout" svg:width="0.223cm" svg:height="4.459cm" svg:x="8.904cm" svg:y="0.759cm" svg:viewBox="0 0 224 4460" draw:points="0,4460 113,4460 224,4460 224,0 113,0 0,0">
          <text:p/>
        </draw:polygon>
        <draw:frame draw:style-name="gr49" draw:text-style-name="P50" draw:layer="layout" svg:width="0.447cm" svg:height="0.39cm" svg:x="9.375cm" svg:y="0.568cm">
          <draw:text-box>
            <text:p text:style-name="P49"><text:span text:style-name="T1">0.8</text:span></text:p>
          </draw:text-box>
        </draw:frame>
        <draw:frame draw:style-name="gr49" draw:text-style-name="P50" draw:layer="layout" svg:width="0.352cm" svg:height="0.39cm" svg:x="8.89cm" svg:y="5.334cm">
          <draw:text-box>
            <text:p text:style-name="P49"><text:span text:style-name="T1">IE</text:span></text:p>
          </draw:text-box>
        </draw:frame>
        <draw:frame draw:style-name="gr52" draw:text-style-name="P51" draw:layer="layout" svg:width="4.104cm" svg:height="0.471cm" svg:x="1.836cm" svg:y="0.158cm">
          <draw:text-box>
            <text:p text:style-name="P49"><text:span text:style-name="T2">Average IE of restoring </text:span></text:p>
          </draw:text-box>
        </draw:frame>
        <draw:frame draw:style-name="gr53" draw:text-style-name="P53" draw:layer="layout" svg:width="0.254cm" svg:height="0.458cm" svg:x="5.975cm" svg:y="0.239cm">
          <draw:text-box>
            <text:p text:style-name="P52"><text:span text:style-name="T3">h</text:span></text:p>
          </draw:text-box>
        </draw:frame>
        <draw:frame draw:style-name="gr54" draw:text-style-name="P55" draw:layer="layout" svg:width="0.088cm" svg:height="0.247cm" svg:x="6.203cm" svg:y="0.506cm">
          <draw:text-box>
            <text:p text:style-name="P54"><text:span text:style-name="T4">i</text:span></text:p>
          </draw:text-box>
        </draw:frame>
        <draw:frame draw:style-name="gr55" draw:text-style-name="P57" draw:layer="layout" svg:width="0.159cm" svg:height="0.225cm" svg:x="6.168cm" svg:y="0.129cm">
          <draw:text-box>
            <text:p text:style-name="P56"><text:span text:style-name="T5">(</text:span></text:p>
          </draw:text-box>
        </draw:frame>
        <draw:frame draw:style-name="gr56" draw:text-style-name="P59" draw:layer="layout" svg:width="0.129cm" svg:height="0.32cm" svg:x="6.277cm" svg:y="0.139cm">
          <draw:text-box>
            <text:p text:style-name="P58"><text:span text:style-name="T6">l</text:span></text:p>
          </draw:text-box>
        </draw:frame>
        <draw:frame draw:style-name="gr57" draw:text-style-name="P57" draw:layer="layout" svg:width="0.088cm" svg:height="0.225cm" svg:x="6.365cm" svg:y="0.129cm">
          <draw:text-box>
            <text:p text:style-name="P56"><text:span text:style-name="T5">)</text:span></text:p>
          </draw:text-box>
        </draw:frame>
        <draw:frame draw:style-name="gr52" draw:text-style-name="P51" draw:layer="layout" svg:width="2.987cm" svg:height="0.471cm" svg:x="6.536cm" svg:y="0.159cm">
          <draw:text-box>
            <text:p text:style-name="P49"><text:span text:style-name="T2">over 400 promp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0.069cm" fo:page-height="6.5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2:45:40.944564893</dc:date>
    <meta:editing-duration>PT2M37S</meta:editing-duration>
    <meta:editing-cycles>1</meta:editing-cycles>
    <meta:document-statistic meta:object-count="332"/>
    <meta:generator>LibreOffice/6.4.7.2$Linux_X86_64 LibreOffice_project/40$Build-2</meta:generator>
  </office:meta>
</office:document-meta>
</file>